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98965" officeooo:paragraph-rsid="00098965"/>
    </style:style>
    <style:style style:name="P2" style:family="paragraph" style:parent-style-name="Standard">
      <style:paragraph-properties fo:text-align="justify" style:justify-single-word="false"/>
      <style:text-properties style:font-name="Calibri" officeooo:rsid="00098965" officeooo:paragraph-rsid="00098965"/>
    </style:style>
    <style:style style:name="P3" style:family="paragraph" style:parent-style-name="Standard">
      <style:paragraph-properties fo:text-align="justify" style:justify-single-word="false"/>
      <style:text-properties style:font-name="Calibri" officeooo:rsid="000b8457" officeooo:paragraph-rsid="000b8457"/>
    </style:style>
    <style:style style:name="P4" style:family="paragraph" style:parent-style-name="Standard">
      <style:paragraph-properties fo:text-align="justify" style:justify-single-word="false"/>
      <style:text-properties style:font-name="Calibri" officeooo:rsid="000b8457" officeooo:paragraph-rsid="00130c44"/>
    </style:style>
    <style:style style:name="P5" style:family="paragraph" style:parent-style-name="Standard">
      <style:paragraph-properties fo:text-align="justify" style:justify-single-word="false"/>
      <style:text-properties style:font-name="Calibri" officeooo:rsid="000b8457" officeooo:paragraph-rsid="0031c2a3"/>
    </style:style>
    <style:style style:name="P6" style:family="paragraph" style:parent-style-name="Standard">
      <style:paragraph-properties fo:text-align="justify" style:justify-single-word="false"/>
      <style:text-properties style:font-name="Calibri" officeooo:rsid="000b8457" officeooo:paragraph-rsid="00403586"/>
    </style:style>
    <style:style style:name="P7" style:family="paragraph" style:parent-style-name="Standard">
      <style:paragraph-properties fo:text-align="justify" style:justify-single-word="false"/>
      <style:text-properties style:font-name="Calibri" officeooo:rsid="000b8457" officeooo:paragraph-rsid="004f0244"/>
    </style:style>
    <style:style style:name="P8" style:family="paragraph" style:parent-style-name="Standard">
      <style:paragraph-properties fo:text-align="justify" style:justify-single-word="false"/>
      <style:text-properties style:font-name="Calibri" officeooo:rsid="00149416" officeooo:paragraph-rsid="0031c2a3"/>
    </style:style>
    <style:style style:name="P9" style:family="paragraph" style:parent-style-name="Standard">
      <style:paragraph-properties fo:text-align="justify" style:justify-single-word="false"/>
      <style:text-properties style:font-name="Calibri" officeooo:rsid="00149416" officeooo:paragraph-rsid="003a1192"/>
    </style:style>
    <style:style style:name="P10" style:family="paragraph" style:parent-style-name="Standard">
      <style:paragraph-properties fo:text-align="justify" style:justify-single-word="false"/>
      <style:text-properties style:font-name="Calibri" officeooo:rsid="003876cd" officeooo:paragraph-rsid="003876cd"/>
    </style:style>
    <style:style style:name="P11" style:family="paragraph" style:parent-style-name="Standard">
      <style:paragraph-properties fo:text-align="justify" style:justify-single-word="false"/>
      <style:text-properties style:font-name="Calibri" officeooo:rsid="002cdb7a" officeooo:paragraph-rsid="004f0244"/>
    </style:style>
    <style:style style:name="P12" style:family="paragraph" style:parent-style-name="Standard">
      <style:paragraph-properties fo:text-align="justify" style:justify-single-word="false"/>
      <style:text-properties style:font-name="Calibri" officeooo:rsid="0046e562" officeooo:paragraph-rsid="004f0244"/>
    </style:style>
    <style:style style:name="P13" style:family="paragraph" style:parent-style-name="Standard">
      <style:paragraph-properties fo:text-align="justify" style:justify-single-word="false"/>
      <style:text-properties style:font-name="Calibri" officeooo:rsid="00875997" officeooo:paragraph-rsid="00875997"/>
    </style:style>
    <style:style style:name="P14" style:family="paragraph" style:parent-style-name="Standard">
      <style:paragraph-properties fo:text-align="justify" style:justify-single-word="false"/>
      <style:text-properties style:font-name="Calibri" officeooo:rsid="00875997" officeooo:paragraph-rsid="008b4e97"/>
    </style:style>
    <style:style style:name="P15" style:family="paragraph" style:parent-style-name="Standard">
      <style:paragraph-properties fo:text-align="justify" style:justify-single-word="false"/>
      <style:text-properties style:font-name="Calibri" officeooo:rsid="008c9838" officeooo:paragraph-rsid="008c9838"/>
    </style:style>
    <style:style style:name="P16" style:family="paragraph" style:parent-style-name="Standard">
      <style:paragraph-properties fo:text-align="justify" style:justify-single-word="false"/>
      <style:text-properties style:font-name="Calibri" officeooo:rsid="008fc760" officeooo:paragraph-rsid="008fc760"/>
    </style:style>
    <style:style style:name="P17" style:family="paragraph" style:parent-style-name="Standard">
      <style:paragraph-properties fo:text-align="justify" style:justify-single-word="false"/>
      <style:text-properties style:font-name="Calibri" fo:font-weight="normal" officeooo:rsid="0065b72e" officeooo:paragraph-rsid="00098965" style:font-weight-asian="normal" style:font-weight-complex="normal"/>
    </style:style>
    <style:style style:name="P18" style:family="paragraph" style:parent-style-name="Standard">
      <style:paragraph-properties fo:text-align="justify" style:justify-single-word="false"/>
      <style:text-properties style:font-name="Calibri" fo:font-weight="normal" officeooo:rsid="00875997" officeooo:paragraph-rsid="008b4e97" style:font-weight-asian="normal" style:font-weight-complex="normal"/>
    </style:style>
    <style:style style:name="P19" style:family="paragraph" style:parent-style-name="Standard">
      <style:paragraph-properties fo:text-align="justify" style:justify-single-word="false"/>
      <style:text-properties style:font-name="Calibri" fo:font-weight="normal" officeooo:rsid="008df125" officeooo:paragraph-rsid="008c9838" style:font-weight-asian="normal" style:font-weight-complex="normal"/>
    </style:style>
    <style:style style:name="P20" style:family="paragraph" style:parent-style-name="Title">
      <style:text-properties officeooo:paragraph-rsid="0019269b"/>
    </style:style>
    <style:style style:name="P21" style:family="paragraph" style:parent-style-name="Text_20_body">
      <style:text-properties style:font-name="Calibri" officeooo:paragraph-rsid="005ac663"/>
    </style:style>
    <style:style style:name="P22" style:family="paragraph" style:parent-style-name="Text_20_body">
      <style:paragraph-properties fo:text-align="justify" style:justify-single-word="false"/>
      <style:text-properties style:font-name="Calibri" officeooo:rsid="005ac663" officeooo:paragraph-rsid="005ac663"/>
    </style:style>
    <style:style style:name="P23" style:family="paragraph" style:parent-style-name="Text_20_body">
      <style:paragraph-properties fo:text-align="justify" style:justify-single-word="false"/>
      <style:text-properties style:font-name="Calibri" officeooo:rsid="005f0c0b" officeooo:paragraph-rsid="005f0c0b"/>
    </style:style>
    <style:style style:name="P24" style:family="paragraph" style:parent-style-name="Text_20_body">
      <style:paragraph-properties fo:text-align="justify" style:justify-single-word="false"/>
      <style:text-properties style:font-name="Calibri" fo:font-style="italic" officeooo:rsid="005f0c0b" officeooo:paragraph-rsid="0065e7cb" style:font-style-asian="italic" style:font-style-complex="italic"/>
    </style:style>
    <style:style style:name="P25" style:family="paragraph" style:parent-style-name="Text_20_body">
      <style:paragraph-properties fo:text-align="justify" style:justify-single-word="false"/>
      <style:text-properties style:font-name="Calibri" fo:font-style="italic" officeooo:rsid="005f0c0b" officeooo:paragraph-rsid="005f0c0b" style:font-style-asian="italic" style:font-style-complex="italic"/>
    </style:style>
    <style:style style:name="P26" style:family="paragraph" style:parent-style-name="Text_20_body">
      <style:paragraph-properties fo:text-align="justify" style:justify-single-word="false"/>
      <style:text-properties style:font-name="Calibri" fo:font-style="italic" fo:font-weight="bold" officeooo:rsid="005f0c0b" officeooo:paragraph-rsid="0065e7cb" style:font-style-asian="italic" style:font-weight-asian="bold" style:font-style-complex="italic" style:font-weight-complex="bold"/>
    </style:style>
    <style:style style:name="P27" style:family="paragraph" style:parent-style-name="Text_20_body">
      <style:paragraph-properties fo:text-align="justify" style:justify-single-word="false"/>
      <style:text-properties style:font-name="Calibri" fo:font-style="normal" officeooo:rsid="005f0c0b" officeooo:paragraph-rsid="005f0c0b" style:font-style-asian="normal" style:font-style-complex="normal"/>
    </style:style>
    <style:style style:name="P28" style:family="paragraph" style:parent-style-name="Text_20_body">
      <style:paragraph-properties fo:text-align="justify" style:justify-single-word="false"/>
      <style:text-properties style:font-name="Calibri" fo:font-style="normal" officeooo:rsid="0065e7cb" officeooo:paragraph-rsid="0065e7cb" style:font-style-asian="normal" style:font-style-complex="normal"/>
    </style:style>
    <style:style style:name="P29" style:family="paragraph" style:parent-style-name="Text_20_body">
      <style:paragraph-properties fo:text-align="justify" style:justify-single-word="false"/>
      <style:text-properties style:font-name="Calibri" fo:font-style="normal" fo:font-weight="normal" officeooo:rsid="0065e7cb" officeooo:paragraph-rsid="0065e7cb" style:font-style-asian="normal" style:font-weight-asian="normal" style:font-style-complex="normal" style:font-weight-complex="normal"/>
    </style:style>
    <style:style style:name="P30" style:family="paragraph" style:parent-style-name="Text_20_body">
      <style:text-properties style:font-name="Calibri" officeooo:paragraph-rsid="0061495b"/>
    </style:style>
    <style:style style:name="P31" style:family="paragraph" style:parent-style-name="Text_20_body">
      <style:paragraph-properties fo:text-align="justify" style:justify-single-word="false"/>
      <style:text-properties style:font-name="Calibri" officeooo:rsid="0061495b" officeooo:paragraph-rsid="0061495b"/>
    </style:style>
    <style:style style:name="P32" style:family="paragraph" style:parent-style-name="Text_20_body">
      <style:paragraph-properties fo:text-align="justify" style:justify-single-word="false"/>
      <style:text-properties style:font-name="Calibri" officeooo:rsid="005c14ea" officeooo:paragraph-rsid="005ac663"/>
    </style:style>
    <style:style style:name="P33" style:family="paragraph" style:parent-style-name="Text_20_body">
      <style:paragraph-properties fo:text-align="justify" style:justify-single-word="false"/>
      <style:text-properties style:font-name="Calibri" officeooo:rsid="0063d7be" officeooo:paragraph-rsid="0063d7be"/>
    </style:style>
    <style:style style:name="P34" style:family="paragraph" style:parent-style-name="Text_20_body">
      <style:paragraph-properties fo:text-align="justify" style:justify-single-word="false"/>
      <style:text-properties style:font-name="Calibri" officeooo:rsid="008006f7" officeooo:paragraph-rsid="008006f7"/>
    </style:style>
    <style:style style:name="P35" style:family="paragraph" style:parent-style-name="Text_20_body">
      <style:paragraph-properties fo:text-align="justify" style:justify-single-word="false"/>
      <style:text-properties style:font-name="Calibri" officeooo:rsid="009288b7" officeooo:paragraph-rsid="009288b7"/>
    </style:style>
    <style:style style:name="P36" style:family="paragraph" style:parent-style-name="Text_20_body">
      <style:text-properties officeooo:paragraph-rsid="0083fdf7"/>
    </style:style>
    <style:style style:name="P37" style:family="paragraph" style:parent-style-name="Standard">
      <style:paragraph-properties fo:margin-top="0cm" fo:margin-bottom="0cm" loext:contextual-spacing="false" fo:line-height="100%" fo:text-align="start" style:justify-single-word="false"/>
      <style:text-properties style:font-name="Liberation Serif" fo:font-size="12pt" style:text-underline-style="none" officeooo:rsid="00963396" officeooo:paragraph-rsid="00aa13a6" style:font-size-asian="12pt" style:font-size-complex="12pt"/>
    </style:style>
    <style:style style:name="P38" style:family="paragraph" style:parent-style-name="Standard">
      <style:paragraph-properties fo:margin-top="0cm" fo:margin-bottom="0cm" loext:contextual-spacing="false" fo:line-height="100%" fo:text-align="start" style:justify-single-word="false"/>
      <style:text-properties style:font-name="Liberation Serif" fo:font-size="12pt" officeooo:rsid="00963396" officeooo:paragraph-rsid="00aa13a6" style:font-size-asian="12pt" style:font-size-complex="12pt"/>
    </style:style>
    <style:style style:name="P39" style:family="paragraph" style:parent-style-name="Text_20_body">
      <style:paragraph-properties fo:margin-top="0cm" fo:margin-bottom="0cm" loext:contextual-spacing="false" fo:line-height="100%" fo:text-align="center" style:justify-single-word="false"/>
      <style:text-properties style:font-name="Calibri" fo:font-size="12pt" style:text-underline-style="solid" style:text-underline-width="auto" style:text-underline-color="font-color" officeooo:rsid="00963396" officeooo:paragraph-rsid="00996a8a" style:font-size-asian="12pt" style:font-size-complex="12pt"/>
    </style:style>
    <style:style style:name="P40" style:family="paragraph" style:parent-style-name="Text_20_body">
      <style:paragraph-properties fo:margin-top="0cm" fo:margin-bottom="0cm" loext:contextual-spacing="false" fo:line-height="100%" fo:text-align="center" style:justify-single-word="false"/>
      <style:text-properties style:font-name="Calibri" fo:font-size="12pt" style:text-underline-style="solid" style:text-underline-width="auto" style:text-underline-color="font-color" officeooo:rsid="00963396" officeooo:paragraph-rsid="0099850a" style:font-size-asian="12pt" style:font-size-complex="12pt"/>
    </style:style>
    <style:style style:name="P41" style:family="paragraph" style:parent-style-name="Text_20_body">
      <style:paragraph-properties fo:margin-top="0cm" fo:margin-bottom="0cm" loext:contextual-spacing="false" fo:line-height="100%" fo:text-align="center" style:justify-single-word="false"/>
      <style:text-properties style:font-name="Calibri" fo:font-size="12pt" style:text-underline-style="solid" style:text-underline-width="auto" style:text-underline-color="font-color" officeooo:rsid="00963396" officeooo:paragraph-rsid="009aeb6a" style:font-size-asian="12pt" style:font-size-complex="12pt"/>
    </style:style>
    <style:style style:name="P42" style:family="paragraph" style:parent-style-name="Text_20_body">
      <style:paragraph-properties fo:margin-top="0cm" fo:margin-bottom="0cm" loext:contextual-spacing="false" fo:line-height="100%" fo:text-align="center" style:justify-single-word="false"/>
      <style:text-properties style:font-name="Calibri" fo:font-size="12pt" style:text-underline-style="solid" style:text-underline-width="auto" style:text-underline-color="font-color" officeooo:rsid="00963396" officeooo:paragraph-rsid="009e16ce" style:font-size-asian="12pt" style:font-size-complex="12pt"/>
    </style:style>
    <style:style style:name="P43" style:family="paragraph" style:parent-style-name="Text_20_body">
      <style:paragraph-properties fo:margin-top="0cm" fo:margin-bottom="0cm" loext:contextual-spacing="false" fo:line-height="100%" fo:text-align="center" style:justify-single-word="false"/>
      <style:text-properties style:font-name="Calibri" fo:font-size="12pt" style:text-underline-style="solid" style:text-underline-width="auto" style:text-underline-color="font-color" fo:font-weight="normal" officeooo:rsid="00963396" officeooo:paragraph-rsid="00963396" style:font-size-asian="12pt" style:font-weight-asian="normal" style:font-size-complex="12pt" style:font-weight-complex="normal"/>
    </style:style>
    <style:style style:name="P44" style:family="paragraph" style:parent-style-name="Text_20_body">
      <style:paragraph-properties fo:margin-top="0cm" fo:margin-bottom="0cm" loext:contextual-spacing="false" fo:line-height="100%" fo:text-align="start" style:justify-single-word="false"/>
      <style:text-properties style:font-name="Calibri" fo:font-size="12pt" style:text-underline-style="solid" style:text-underline-width="auto" style:text-underline-color="font-color" fo:font-weight="normal" officeooo:rsid="00996a8a" officeooo:paragraph-rsid="00996a8a" style:font-size-asian="12pt" style:font-weight-asian="normal" style:font-size-complex="12pt" style:font-weight-complex="normal"/>
    </style:style>
    <style:style style:name="P45" style:family="paragraph" style:parent-style-name="Text_20_body">
      <style:paragraph-properties fo:margin-top="0cm" fo:margin-bottom="0cm" loext:contextual-spacing="false" fo:line-height="100%" fo:text-align="center" style:justify-single-word="false"/>
      <style:text-properties style:font-name="Calibri" fo:font-size="12pt" style:text-underline-style="solid" style:text-underline-width="auto" style:text-underline-color="font-color" fo:font-weight="normal" officeooo:rsid="00996a8a" officeooo:paragraph-rsid="00996a8a" style:font-size-asian="12pt" style:font-weight-asian="normal" style:font-size-complex="12pt" style:font-weight-complex="normal"/>
    </style:style>
    <style:style style:name="P46" style:family="paragraph" style:parent-style-name="Text_20_body">
      <style:paragraph-properties fo:margin-top="0cm" fo:margin-bottom="0cm" loext:contextual-spacing="false" fo:line-height="100%" fo:text-align="center" style:justify-single-word="false"/>
      <style:text-properties style:font-name="Calibri" fo:font-size="12pt" style:text-underline-style="none" fo:font-weight="normal" officeooo:rsid="00963396" officeooo:paragraph-rsid="00963396" style:font-size-asian="12pt" style:font-weight-asian="normal" style:font-size-complex="12pt" style:font-weight-complex="normal"/>
    </style:style>
    <style:style style:name="P47" style:family="paragraph" style:parent-style-name="Text_20_body">
      <style:paragraph-properties fo:margin-top="0cm" fo:margin-bottom="0cm" loext:contextual-spacing="false" fo:line-height="100%" fo:text-align="start" style:justify-single-word="false"/>
      <style:text-properties style:font-name="Calibri" fo:font-size="12pt" style:text-underline-style="none" fo:font-weight="normal" officeooo:rsid="00963396" officeooo:paragraph-rsid="00986a24" style:font-size-asian="12pt" style:font-weight-asian="normal" style:font-size-complex="12pt" style:font-weight-complex="normal"/>
    </style:style>
    <style:style style:name="P48" style:family="paragraph" style:parent-style-name="Text_20_body">
      <style:paragraph-properties fo:margin-top="0cm" fo:margin-bottom="0cm" loext:contextual-spacing="false" fo:line-height="100%" fo:text-align="start" style:justify-single-word="false"/>
      <style:text-properties style:font-name="Calibri" fo:font-size="12pt" style:text-underline-style="none" fo:font-weight="normal" officeooo:rsid="00963396" officeooo:paragraph-rsid="00963396" style:font-size-asian="12pt" style:font-weight-asian="normal" style:font-size-complex="12pt" style:font-weight-complex="normal"/>
    </style:style>
    <style:style style:name="P49" style:family="paragraph" style:parent-style-name="Text_20_body">
      <style:paragraph-properties fo:margin-top="0cm" fo:margin-bottom="0cm" loext:contextual-spacing="false" fo:line-height="100%" fo:text-align="center" style:justify-single-word="false"/>
      <style:text-properties style:font-name="Calibri" fo:font-weight="normal" officeooo:rsid="00963396" officeooo:paragraph-rsid="00963396" style:font-weight-asian="normal" style:font-weight-complex="normal"/>
    </style:style>
    <style:style style:name="P50" style:family="paragraph" style:parent-style-name="Text_20_body">
      <style:paragraph-properties fo:margin-top="0cm" fo:margin-bottom="0cm" loext:contextual-spacing="false" fo:line-height="100%" fo:text-align="start" style:justify-single-word="false"/>
      <style:text-properties style:font-name="Liberation Serif" fo:font-size="12pt" officeooo:rsid="00963396" officeooo:paragraph-rsid="00963396" style:font-size-asian="12pt" style:font-size-complex="12pt"/>
    </style:style>
    <style:style style:name="P51"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officeooo:rsid="00963396" officeooo:paragraph-rsid="00963396" style:font-size-asian="10.5pt" style:font-size-complex="12pt"/>
    </style:style>
    <style:style style:name="P52"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officeooo:rsid="00963396" officeooo:paragraph-rsid="00996a8a" style:font-size-asian="10.5pt" style:font-size-complex="12pt"/>
    </style:style>
    <style:style style:name="P53"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officeooo:rsid="00963396" officeooo:paragraph-rsid="0099850a" style:font-size-asian="10.5pt" style:font-size-complex="12pt"/>
    </style:style>
    <style:style style:name="P54"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officeooo:rsid="00963396" officeooo:paragraph-rsid="009aeb6a" style:font-size-asian="10.5pt" style:font-size-complex="12pt"/>
    </style:style>
    <style:style style:name="P55"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officeooo:rsid="009e6387" officeooo:paragraph-rsid="009e6387" style:font-size-asian="10.5pt" style:font-size-complex="12pt"/>
    </style:style>
    <style:style style:name="P56"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officeooo:rsid="00963396" officeooo:paragraph-rsid="00963396" style:font-size-asian="12pt" style:font-size-complex="12pt"/>
    </style:style>
    <style:style style:name="P57"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officeooo:rsid="00963396" officeooo:paragraph-rsid="00986a24" style:font-size-asian="12pt" style:font-size-complex="12pt"/>
    </style:style>
    <style:style style:name="P58"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officeooo:rsid="00963396" officeooo:paragraph-rsid="00996a8a" style:font-size-asian="12pt" style:font-size-complex="12pt"/>
    </style:style>
    <style:style style:name="P59"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officeooo:rsid="00963396" officeooo:paragraph-rsid="0099850a" style:font-size-asian="12pt" style:font-size-complex="12pt"/>
    </style:style>
    <style:style style:name="P60"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officeooo:rsid="00963396" officeooo:paragraph-rsid="009e16ce" style:font-size-asian="12pt" style:font-size-complex="12pt"/>
    </style:style>
    <style:style style:name="P61"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officeooo:rsid="009e6387" officeooo:paragraph-rsid="009e6387" style:font-size-asian="12pt" style:font-size-complex="12pt"/>
    </style:style>
    <style:style style:name="P62"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fo:font-weight="normal" officeooo:rsid="009e6387" officeooo:paragraph-rsid="009ffe98" style:font-size-asian="12pt" style:font-weight-asian="normal" style:font-size-complex="12pt" style:font-weight-complex="normal"/>
    </style:style>
    <style:style style:name="P63"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fo:font-weight="normal" officeooo:rsid="009e6387" officeooo:paragraph-rsid="009e6387" style:font-size-asian="12pt" style:font-weight-asian="normal" style:font-size-complex="12pt" style:font-weight-complex="normal"/>
    </style:style>
    <style:style style:name="P64"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fo:font-weight="normal" officeooo:rsid="00963396" officeooo:paragraph-rsid="00963396" style:font-size-asian="12pt" style:font-weight-asian="normal" style:font-size-complex="12pt" style:font-weight-complex="normal"/>
    </style:style>
    <style:style style:name="P65"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fo:font-weight="normal" officeooo:rsid="00963396" officeooo:paragraph-rsid="00996a8a" style:font-size-asian="12pt" style:font-weight-asian="normal" style:font-size-complex="12pt" style:font-weight-complex="normal"/>
    </style:style>
    <style:style style:name="P66"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fo:font-weight="normal" officeooo:rsid="00963396" officeooo:paragraph-rsid="0099850a" style:font-size-asian="12pt" style:font-weight-asian="normal" style:font-size-complex="12pt" style:font-weight-complex="normal"/>
    </style:style>
    <style:style style:name="P67"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fo:font-weight="normal" officeooo:rsid="00963396" officeooo:paragraph-rsid="00963396" style:font-size-asian="10.5pt" style:font-weight-asian="normal" style:font-size-complex="12pt" style:font-weight-complex="normal"/>
    </style:style>
    <style:style style:name="P68"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fo:font-weight="normal" officeooo:rsid="00963396" officeooo:paragraph-rsid="0099850a" style:font-size-asian="10.5pt" style:font-weight-asian="normal" style:font-size-complex="12pt" style:font-weight-complex="normal"/>
    </style:style>
    <style:style style:name="P69"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fo:font-weight="normal" officeooo:rsid="0099850a" officeooo:paragraph-rsid="0099850a" style:font-size-asian="10.5pt" style:font-weight-asian="normal" style:font-size-complex="12pt" style:font-weight-complex="normal"/>
    </style:style>
    <style:style style:name="P70"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none" fo:font-weight="normal" officeooo:rsid="009e6387" officeooo:paragraph-rsid="009e6387" style:font-size-asian="10.5pt" style:font-weight-asian="normal" style:font-size-complex="12pt" style:font-weight-complex="normal"/>
    </style:style>
    <style:style style:name="P71" style:family="paragraph" style:parent-style-name="Text_20_body">
      <style:paragraph-properties fo:margin-top="0cm" fo:margin-bottom="0cm" loext:contextual-spacing="false" fo:line-height="100%" fo:text-align="start" style:justify-single-word="false"/>
      <style:text-properties style:font-name="Liberation Serif" fo:font-size="12pt" fo:font-weight="normal" officeooo:rsid="00963396" officeooo:paragraph-rsid="00963396" style:font-size-asian="12pt" style:font-weight-asian="normal" style:font-size-complex="12pt" style:font-weight-complex="normal"/>
    </style:style>
    <style:style style:name="P72" style:family="paragraph" style:parent-style-name="Text_20_body">
      <style:paragraph-properties fo:margin-top="0cm" fo:margin-bottom="0cm" loext:contextual-spacing="false" fo:line-height="100%" fo:text-align="start" style:justify-single-word="false"/>
      <style:text-properties style:font-name="Liberation Serif" fo:font-size="12pt" style:text-underline-style="solid" style:text-underline-width="auto" style:text-underline-color="font-color" fo:font-weight="normal" officeooo:rsid="009aeb6a" officeooo:paragraph-rsid="009aeb6a" style:font-size-asian="10.5pt" style:font-weight-asian="normal" style:font-size-complex="12pt" style:font-weight-complex="normal"/>
    </style:style>
    <style:style style:name="P73" style:family="paragraph" style:parent-style-name="Text_20_body">
      <style:paragraph-properties fo:margin-top="0cm" fo:margin-bottom="0cm" loext:contextual-spacing="false" fo:line-height="100%" fo:text-align="center" style:justify-single-word="false"/>
      <style:text-properties fo:color="#ed1c24" style:font-name="Calibri" fo:font-size="12pt" style:text-underline-style="solid" style:text-underline-width="auto" style:text-underline-color="font-color" officeooo:rsid="009e6387" officeooo:paragraph-rsid="009ffe98" style:font-size-asian="12pt" style:font-size-complex="12pt"/>
    </style:style>
    <style:style style:name="P74" style:family="paragraph" style:parent-style-name="Text_20_body">
      <style:paragraph-properties fo:margin-top="0cm" fo:margin-bottom="0cm" loext:contextual-spacing="false" fo:line-height="100%" fo:text-align="center" style:justify-single-word="false"/>
      <style:text-properties fo:color="#ed1c24" style:font-name="Calibri" fo:font-size="12pt" style:text-underline-style="solid" style:text-underline-width="auto" style:text-underline-color="font-color" officeooo:rsid="009e6387" officeooo:paragraph-rsid="009e6387" style:font-size-asian="12pt" style:font-size-complex="12pt"/>
    </style:style>
    <style:style style:name="P75" style:family="paragraph" style:parent-style-name="Text_20_body">
      <style:paragraph-properties fo:margin-top="0cm" fo:margin-bottom="0cm" loext:contextual-spacing="false" fo:line-height="100%" fo:text-align="center" style:justify-single-word="false"/>
      <style:text-properties fo:color="#ed1c24" style:font-name="Calibri" fo:font-size="12pt" style:text-underline-style="solid" style:text-underline-width="auto" style:text-underline-color="font-color" officeooo:rsid="00963396" officeooo:paragraph-rsid="00986a24" style:font-size-asian="12pt" style:font-size-complex="12pt"/>
    </style:style>
    <style:style style:name="P76"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officeooo:rsid="00963396" officeooo:paragraph-rsid="00963396" style:font-size-asian="12pt" style:font-size-complex="12pt"/>
    </style:style>
    <style:style style:name="P77"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officeooo:rsid="00963396" officeooo:paragraph-rsid="00963396" style:font-size-asian="10.5pt" style:font-size-complex="12pt"/>
    </style:style>
    <style:style style:name="P78"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officeooo:rsid="00963396" officeooo:paragraph-rsid="00996a8a" style:font-size-asian="10.5pt" style:font-size-complex="12pt"/>
    </style:style>
    <style:style style:name="P79"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officeooo:rsid="00963396" officeooo:paragraph-rsid="0099850a" style:font-size-asian="10.5pt" style:font-size-complex="12pt"/>
    </style:style>
    <style:style style:name="P80"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officeooo:rsid="00963396" officeooo:paragraph-rsid="009aeb6a" style:font-size-asian="10.5pt" style:font-size-complex="12pt"/>
    </style:style>
    <style:style style:name="P81"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officeooo:rsid="009e6387" officeooo:paragraph-rsid="009e6387" style:font-size-asian="10.5pt" style:font-size-complex="12pt"/>
    </style:style>
    <style:style style:name="P82"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officeooo:rsid="00963396" officeooo:paragraph-rsid="00986a24" style:font-size-asian="12pt" style:font-size-complex="12pt"/>
    </style:style>
    <style:style style:name="P83"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officeooo:rsid="00963396" officeooo:paragraph-rsid="00963396" style:font-size-asian="12pt" style:font-size-complex="12pt"/>
    </style:style>
    <style:style style:name="P84"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officeooo:rsid="00963396" officeooo:paragraph-rsid="00996a8a" style:font-size-asian="12pt" style:font-size-complex="12pt"/>
    </style:style>
    <style:style style:name="P85"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officeooo:rsid="00963396" officeooo:paragraph-rsid="009e16ce" style:font-size-asian="12pt" style:font-size-complex="12pt"/>
    </style:style>
    <style:style style:name="P86"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officeooo:rsid="00963396" officeooo:paragraph-rsid="0099850a" style:font-size-asian="12pt" style:font-size-complex="12pt"/>
    </style:style>
    <style:style style:name="P87"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officeooo:rsid="009e6387" officeooo:paragraph-rsid="009e6387" style:font-size-asian="12pt" style:font-size-complex="12pt"/>
    </style:style>
    <style:style style:name="P88"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fo:font-weight="normal" officeooo:rsid="00963396" officeooo:paragraph-rsid="00986a24" style:font-size-asian="12pt" style:font-weight-asian="normal" style:font-size-complex="12pt" style:font-weight-complex="normal"/>
    </style:style>
    <style:style style:name="P89"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fo:font-weight="normal" officeooo:rsid="00996a8a" officeooo:paragraph-rsid="00996a8a" style:font-size-asian="12pt" style:font-weight-asian="normal" style:font-size-complex="12pt" style:font-weight-complex="normal"/>
    </style:style>
    <style:style style:name="P90"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fo:font-weight="normal" officeooo:rsid="009e16ce" officeooo:paragraph-rsid="009e16ce" style:font-size-asian="12pt" style:font-weight-asian="normal" style:font-size-complex="12pt" style:font-weight-complex="normal"/>
    </style:style>
    <style:style style:name="P91"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fo:font-weight="normal" officeooo:rsid="009e6387" officeooo:paragraph-rsid="009e6387" style:font-size-asian="12pt" style:font-weight-asian="normal" style:font-size-complex="12pt" style:font-weight-complex="normal"/>
    </style:style>
    <style:style style:name="P92"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fo:font-weight="normal" officeooo:rsid="00996a8a" officeooo:paragraph-rsid="00996a8a" style:font-size-asian="10.5pt" style:font-weight-asian="normal" style:font-size-complex="12pt" style:font-weight-complex="normal"/>
    </style:style>
    <style:style style:name="P93"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fo:font-weight="normal" officeooo:rsid="009aeb6a" officeooo:paragraph-rsid="009aeb6a" style:font-size-asian="10.5pt" style:font-weight-asian="normal" style:font-size-complex="12pt" style:font-weight-complex="normal"/>
    </style:style>
    <style:style style:name="P94"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fo:font-weight="normal" officeooo:rsid="0099850a" officeooo:paragraph-rsid="0099850a" style:font-size-asian="10.5pt" style:font-weight-asian="normal" style:font-size-complex="12pt" style:font-weight-complex="normal"/>
    </style:style>
    <style:style style:name="P95" style:family="paragraph" style:parent-style-name="Text_20_body">
      <style:paragraph-properties fo:margin-top="0cm" fo:margin-bottom="0cm" loext:contextual-spacing="false" fo:line-height="100%" fo:text-align="start" style:justify-single-word="false"/>
      <style:text-properties fo:color="#ed1c24" style:font-name="Liberation Serif" fo:font-size="12pt" style:text-underline-style="none" fo:font-weight="normal" officeooo:rsid="009e6387" officeooo:paragraph-rsid="009e6387" style:font-size-asian="10.5pt" style:font-weight-asian="normal" style:font-size-complex="12pt" style:font-weight-complex="normal"/>
    </style:style>
    <style:style style:name="P96" style:family="paragraph" style:parent-style-name="Text_20_body">
      <style:paragraph-properties fo:margin-top="0cm" fo:margin-bottom="0cm" loext:contextual-spacing="false" fo:line-height="100%" fo:text-align="start" style:justify-single-word="false"/>
      <style:text-properties fo:color="#000000" style:font-name="Liberation Serif" fo:font-size="12pt" officeooo:rsid="00963396" officeooo:paragraph-rsid="00963396" style:font-size-asian="12pt" style:font-size-complex="12pt"/>
    </style:style>
    <style:style style:name="P97" style:family="paragraph" style:parent-style-name="Text_20_body">
      <style:paragraph-properties fo:margin-top="0cm" fo:margin-bottom="0cm" loext:contextual-spacing="false" fo:line-height="100%" fo:text-align="start" style:justify-single-word="false"/>
      <style:text-properties fo:color="#000000" style:text-line-through-style="solid" style:text-line-through-type="single" style:font-name="Liberation Serif" fo:font-size="12pt" style:text-underline-style="none" officeooo:rsid="00963396" officeooo:paragraph-rsid="00aa13a6" fo:background-color="#ed1c24" style:font-size-asian="12pt" style:font-size-complex="12pt"/>
    </style:style>
    <style:style style:name="P98" style:family="paragraph" style:parent-style-name="Text_20_body">
      <style:paragraph-properties fo:margin-top="0cm" fo:margin-bottom="0cm" loext:contextual-spacing="false" fo:line-height="100%" fo:text-align="start" style:justify-single-word="false"/>
      <style:text-properties style:text-line-through-style="solid" style:text-line-through-type="single" style:font-name="Liberation Serif" fo:font-size="12pt" officeooo:rsid="00963396" officeooo:paragraph-rsid="00aa13a6" fo:background-color="#ed1c24" style:font-size-asian="12pt" style:font-size-complex="12pt"/>
    </style:style>
    <style:style style:name="P99" style:family="paragraph" style:parent-style-name="Text_20_body">
      <style:paragraph-properties fo:margin-top="0cm" fo:margin-bottom="0cm" loext:contextual-spacing="false" fo:line-height="100%" fo:text-align="center" style:justify-single-word="false" fo:break-before="page"/>
      <style:text-properties style:font-name="Calibri" fo:font-size="12pt" style:text-underline-style="solid" style:text-underline-width="auto" style:text-underline-color="font-color" officeooo:rsid="00963396" officeooo:paragraph-rsid="00996a8a" style:font-size-asian="12pt" style:font-size-complex="12pt"/>
    </style:style>
    <style:style style:name="P100" style:family="paragraph" style:parent-style-name="Text_20_body">
      <style:paragraph-properties fo:margin-top="0cm" fo:margin-bottom="0cm" loext:contextual-spacing="false" fo:line-height="100%" fo:text-align="center" style:justify-single-word="false" fo:break-before="page"/>
      <style:text-properties style:font-name="Calibri" fo:font-size="12pt" style:text-underline-style="solid" style:text-underline-width="auto" style:text-underline-color="font-color" officeooo:rsid="00963396" officeooo:paragraph-rsid="0099850a" style:font-size-asian="12pt" style:font-size-complex="12pt"/>
    </style:style>
    <style:style style:name="P101" style:family="paragraph" style:parent-style-name="Text_20_body">
      <style:paragraph-properties fo:margin-top="0cm" fo:margin-bottom="0cm" loext:contextual-spacing="false" fo:line-height="100%" fo:text-align="center" style:justify-single-word="false" fo:break-before="page"/>
      <style:text-properties style:font-name="Calibri" fo:font-size="12pt" style:text-underline-style="solid" style:text-underline-width="auto" style:text-underline-color="font-color" fo:font-weight="normal" officeooo:rsid="00963396" officeooo:paragraph-rsid="00963396" style:font-size-asian="12pt" style:font-weight-asian="normal" style:font-size-complex="12pt" style:font-weight-complex="normal"/>
    </style:style>
    <style:style style:name="P102" style:family="paragraph" style:parent-style-name="Text_20_body">
      <style:paragraph-properties fo:margin-top="0cm" fo:margin-bottom="0cm" loext:contextual-spacing="false" fo:line-height="100%" fo:text-align="center" style:justify-single-word="false" fo:break-before="page"/>
      <style:text-properties fo:color="#ed1c24" style:font-name="Calibri" fo:font-size="12pt" style:text-underline-style="solid" style:text-underline-width="auto" style:text-underline-color="font-color" officeooo:rsid="009e6387" officeooo:paragraph-rsid="009ffe98" style:font-size-asian="12pt" style:font-size-complex="12pt"/>
    </style:style>
    <style:style style:name="P103" style:family="paragraph" style:parent-style-name="Text_20_body">
      <style:paragraph-properties fo:margin-top="0cm" fo:margin-bottom="0cm" loext:contextual-spacing="false" fo:line-height="100%" fo:text-align="center" style:justify-single-word="false" fo:break-before="page"/>
      <style:text-properties fo:color="#ed1c24" style:font-name="Calibri" fo:font-size="12pt" style:text-underline-style="solid" style:text-underline-width="auto" style:text-underline-color="font-color" officeooo:rsid="009e6387" officeooo:paragraph-rsid="009e6387" style:font-size-asian="12pt" style:font-size-complex="12pt"/>
    </style:style>
    <style:style style:name="P104" style:family="paragraph" style:parent-style-name="Text_20_body">
      <style:paragraph-properties fo:line-height="100%" fo:text-align="center" style:justify-single-word="false" fo:break-before="page"/>
      <style:text-properties fo:color="#ed1c24" style:font-name="Calibri" fo:font-size="12pt" style:text-underline-style="solid" style:text-underline-width="auto" style:text-underline-color="font-color" officeooo:rsid="00963396" officeooo:paragraph-rsid="00963396" style:font-size-asian="12pt" style:font-size-complex="12pt"/>
    </style:style>
    <style:style style:name="P105" style:family="paragraph" style:parent-style-name="Text_20_body">
      <style:paragraph-properties fo:line-height="100%" fo:text-align="center" style:justify-single-word="false" fo:break-before="page"/>
      <style:text-properties style:font-name="Calibri" style:text-underline-style="solid" style:text-underline-width="auto" style:text-underline-color="font-color" fo:font-weight="normal" officeooo:rsid="00963396" officeooo:paragraph-rsid="00963396" style:font-weight-asian="normal" style:font-weight-complex="normal"/>
    </style:style>
    <style:style style:name="P106" style:family="paragraph" style:parent-style-name="Heading_20_2">
      <style:text-properties officeooo:rsid="0065e7cb" officeooo:paragraph-rsid="005ac663"/>
    </style:style>
    <style:style style:name="P107" style:family="paragraph" style:parent-style-name="Heading_20_2">
      <style:text-properties officeooo:rsid="0065e7cb" officeooo:paragraph-rsid="0083fdf7"/>
    </style:style>
    <style:style style:name="P108" style:family="paragraph" style:parent-style-name="Heading_20_2">
      <style:text-properties officeooo:rsid="0061495b" officeooo:paragraph-rsid="008006f7"/>
    </style:style>
    <style:style style:name="T1" style:family="text">
      <style:text-properties officeooo:rsid="00098965"/>
    </style:style>
    <style:style style:name="T2" style:family="text">
      <style:text-properties officeooo:rsid="00130c44"/>
    </style:style>
    <style:style style:name="T3" style:family="text">
      <style:text-properties officeooo:rsid="00152309"/>
    </style:style>
    <style:style style:name="T4" style:family="text">
      <style:text-properties officeooo:rsid="0015b5ef"/>
    </style:style>
    <style:style style:name="T5" style:family="text">
      <style:text-properties style:font-name="Calibri"/>
    </style:style>
    <style:style style:name="T6" style:family="text">
      <style:text-properties style:font-name="Calibri" officeooo:rsid="000b8457"/>
    </style:style>
    <style:style style:name="T7" style:family="text">
      <style:text-properties style:font-name="Calibri" officeooo:rsid="001a550b"/>
    </style:style>
    <style:style style:name="T8" style:family="text">
      <style:text-properties style:font-name="Calibri" fo:font-weight="bold" style:font-weight-asian="bold" style:font-weight-complex="bold"/>
    </style:style>
    <style:style style:name="T9" style:family="text">
      <style:text-properties style:font-name="Calibri" fo:font-weight="bold" officeooo:rsid="000b8457" style:font-weight-asian="bold" style:font-weight-complex="bold"/>
    </style:style>
    <style:style style:name="T10" style:family="text">
      <style:text-properties style:font-name="Calibri" officeooo:rsid="0058f2a6"/>
    </style:style>
    <style:style style:name="T11" style:family="text">
      <style:text-properties style:font-name="Calibri" officeooo:rsid="005c14ea"/>
    </style:style>
    <style:style style:name="T12" style:family="text">
      <style:text-properties style:font-name="Calibri" officeooo:rsid="0065e7cb"/>
    </style:style>
    <style:style style:name="T13" style:family="text">
      <style:text-properties style:font-name="Calibri" officeooo:rsid="005ac663"/>
    </style:style>
    <style:style style:name="T14" style:family="text">
      <style:text-properties style:font-name="Calibri" fo:font-weight="normal" style:font-weight-asian="normal" style:font-weight-complex="normal"/>
    </style:style>
    <style:style style:name="T15" style:family="text">
      <style:text-properties style:font-name="Calibri" fo:font-weight="normal" officeooo:rsid="005f0c0b" style:font-weight-asian="normal" style:font-weight-complex="normal"/>
    </style:style>
    <style:style style:name="T16" style:family="text">
      <style:text-properties style:font-name="Calibri" fo:font-weight="normal" officeooo:rsid="008006f7" style:font-weight-asian="normal" style:font-weight-complex="normal"/>
    </style:style>
    <style:style style:name="T17" style:family="text">
      <style:text-properties style:font-name="Calibri" fo:font-weight="normal" officeooo:rsid="0094344d" style:font-weight-asian="normal" style:font-weight-complex="normal"/>
    </style:style>
    <style:style style:name="T18" style:family="text">
      <style:text-properties style:font-name="Calibri" fo:font-weight="normal" officeooo:rsid="00986a24" style:font-weight-asian="normal" style:font-weight-complex="normal"/>
    </style:style>
    <style:style style:name="T19" style:family="text">
      <style:text-properties style:font-name="Calibri" fo:font-weight="normal" officeooo:rsid="00996a8a" style:font-weight-asian="normal" style:font-weight-complex="normal"/>
    </style:style>
    <style:style style:name="T20" style:family="text">
      <style:text-properties style:font-name="Calibri" fo:font-weight="normal" officeooo:rsid="0099850a" style:font-weight-asian="normal" style:font-weight-complex="normal"/>
    </style:style>
    <style:style style:name="T21" style:family="text">
      <style:text-properties style:font-name="Calibri" fo:font-weight="normal" officeooo:rsid="009aeb6a" style:font-weight-asian="normal" style:font-weight-complex="normal"/>
    </style:style>
    <style:style style:name="T22" style:family="text">
      <style:text-properties style:font-name="Calibri" fo:font-weight="normal" officeooo:rsid="009e16ce" style:font-weight-asian="normal" style:font-weight-complex="normal"/>
    </style:style>
    <style:style style:name="T23" style:family="text">
      <style:text-properties style:font-name="Calibri" fo:font-weight="normal" officeooo:rsid="009ffe98" style:font-weight-asian="normal" style:font-weight-complex="normal"/>
    </style:style>
    <style:style style:name="T24" style:family="text">
      <style:text-properties style:font-name="Calibri" fo:font-weight="normal" officeooo:rsid="00a07674" style:font-weight-asian="normal" style:font-weight-complex="normal"/>
    </style:style>
    <style:style style:name="T25" style:family="text">
      <style:text-properties style:font-name="Calibri" fo:font-weight="normal" officeooo:rsid="00a13642" style:font-weight-asian="normal" style:font-weight-complex="normal"/>
    </style:style>
    <style:style style:name="T26" style:family="text">
      <style:text-properties style:font-name="Calibri" fo:font-weight="normal" officeooo:rsid="00a2f551" style:font-weight-asian="normal" style:font-weight-complex="normal"/>
    </style:style>
    <style:style style:name="T27" style:family="text">
      <style:text-properties style:font-name="Calibri" fo:font-weight="normal" officeooo:rsid="00a490ac" style:font-weight-asian="normal" style:font-weight-complex="normal"/>
    </style:style>
    <style:style style:name="T28" style:family="text">
      <style:text-properties style:font-name="Calibri" fo:font-weight="normal" officeooo:rsid="00b3b64b" style:font-weight-asian="normal" style:font-weight-complex="normal"/>
    </style:style>
    <style:style style:name="T29" style:family="text">
      <style:text-properties fo:font-style="italic" officeooo:rsid="0015b5ef"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098965" style:font-style-asian="italic" style:font-weight-asian="bold" style:font-style-complex="italic" style:font-weight-complex="bold"/>
    </style:style>
    <style:style style:name="T32" style:family="text">
      <style:text-properties fo:font-weight="bold" style:font-weight-asian="bold" style:font-weight-complex="bold"/>
    </style:style>
    <style:style style:name="T33" style:family="text">
      <style:text-properties fo:font-weight="bold" officeooo:rsid="00098965" style:font-weight-asian="bold" style:font-weight-complex="bold"/>
    </style:style>
    <style:style style:name="T34" style:family="text">
      <style:text-properties fo:font-weight="bold" officeooo:rsid="0015b5ef" style:font-weight-asian="bold" style:font-weight-complex="bold"/>
    </style:style>
    <style:style style:name="T35" style:family="text">
      <style:text-properties fo:font-weight="bold" officeooo:rsid="00152309" style:font-weight-asian="bold" style:font-weight-complex="bold"/>
    </style:style>
    <style:style style:name="T36" style:family="text">
      <style:text-properties fo:font-weight="bold" officeooo:rsid="00368f23" style:font-weight-asian="bold" style:font-weight-complex="bold"/>
    </style:style>
    <style:style style:name="T37" style:family="text">
      <style:text-properties fo:font-weight="bold" officeooo:rsid="00149416" style:font-weight-asian="bold" style:font-weight-complex="bold"/>
    </style:style>
    <style:style style:name="T38" style:family="text">
      <style:text-properties fo:font-weight="bold" officeooo:rsid="0039c57b" style:font-weight-asian="bold" style:font-weight-complex="bold"/>
    </style:style>
    <style:style style:name="T39" style:family="text">
      <style:text-properties fo:font-weight="bold" officeooo:rsid="003a1192" style:font-weight-asian="bold" style:font-weight-complex="bold"/>
    </style:style>
    <style:style style:name="T40" style:family="text">
      <style:text-properties fo:font-weight="bold" officeooo:rsid="003af72b" style:font-weight-asian="bold" style:font-weight-complex="bold"/>
    </style:style>
    <style:style style:name="T41" style:family="text">
      <style:text-properties fo:font-weight="bold" officeooo:rsid="003fe341" style:font-weight-asian="bold" style:font-weight-complex="bold"/>
    </style:style>
    <style:style style:name="T42" style:family="text">
      <style:text-properties fo:font-weight="bold" officeooo:rsid="004265cd" style:font-weight-asian="bold" style:font-weight-complex="bold"/>
    </style:style>
    <style:style style:name="T43" style:family="text">
      <style:text-properties fo:font-weight="bold" officeooo:rsid="0043ffb6" style:font-weight-asian="bold" style:font-weight-complex="bold"/>
    </style:style>
    <style:style style:name="T44" style:family="text">
      <style:text-properties fo:font-weight="bold" officeooo:rsid="00588b28" style:font-weight-asian="bold" style:font-weight-complex="bold"/>
    </style:style>
    <style:style style:name="T45" style:family="text">
      <style:text-properties fo:font-weight="bold" officeooo:rsid="0058f2a6" style:font-weight-asian="bold" style:font-weight-complex="bold"/>
    </style:style>
    <style:style style:name="T46" style:family="text">
      <style:text-properties fo:font-weight="bold" officeooo:rsid="0055adfe" style:font-weight-asian="bold" style:font-weight-complex="bold"/>
    </style:style>
    <style:style style:name="T47" style:family="text">
      <style:text-properties fo:font-weight="bold" officeooo:rsid="0065b72e" style:font-weight-asian="bold" style:font-weight-complex="bold"/>
    </style:style>
    <style:style style:name="T48" style:family="text">
      <style:text-properties fo:font-weight="bold" officeooo:rsid="0066c191" style:font-weight-asian="bold" style:font-weight-complex="bold"/>
    </style:style>
    <style:style style:name="T49" style:family="text">
      <style:text-properties fo:font-weight="bold" officeooo:rsid="0074bd4a" style:font-weight-asian="bold" style:font-weight-complex="bold"/>
    </style:style>
    <style:style style:name="T50" style:family="text">
      <style:text-properties fo:font-weight="bold" officeooo:rsid="005f0c0b" style:font-weight-asian="bold" style:font-weight-complex="bold"/>
    </style:style>
    <style:style style:name="T51" style:family="text">
      <style:text-properties fo:font-weight="bold" officeooo:rsid="00858b86" style:font-weight-asian="bold" style:font-weight-complex="bold"/>
    </style:style>
    <style:style style:name="T52" style:family="text">
      <style:text-properties fo:font-weight="bold" officeooo:rsid="00875997" style:font-weight-asian="bold" style:font-weight-complex="bold"/>
    </style:style>
    <style:style style:name="T53" style:family="text">
      <style:text-properties fo:font-weight="bold" officeooo:rsid="00891fca" style:font-weight-asian="bold" style:font-weight-complex="bold"/>
    </style:style>
    <style:style style:name="T54" style:family="text">
      <style:text-properties fo:font-weight="bold" officeooo:rsid="008b4e97" style:font-weight-asian="bold" style:font-weight-complex="bold"/>
    </style:style>
    <style:style style:name="T55" style:family="text">
      <style:text-properties fo:font-weight="bold" officeooo:rsid="008df125" style:font-weight-asian="bold" style:font-weight-complex="bold"/>
    </style:style>
    <style:style style:name="T56" style:family="text">
      <style:text-properties fo:font-weight="bold" officeooo:rsid="007bb776" style:font-weight-asian="bold" style:font-weight-complex="bold"/>
    </style:style>
    <style:style style:name="T57" style:family="text">
      <style:text-properties fo:font-weight="bold" officeooo:rsid="00780d22" style:font-weight-asian="bold" style:font-weight-complex="bold"/>
    </style:style>
    <style:style style:name="T58" style:family="text">
      <style:text-properties fo:font-weight="bold" officeooo:rsid="0096275b" style:font-weight-asian="bold" style:font-weight-complex="bold"/>
    </style:style>
    <style:style style:name="T59" style:family="text">
      <style:text-properties fo:font-weight="bold" officeooo:rsid="00b59d08" style:font-weight-asian="bold" style:font-weight-complex="bold"/>
    </style:style>
    <style:style style:name="T60" style:family="text">
      <style:text-properties fo:font-weight="bold" officeooo:rsid="00b7700a" style:font-weight-asian="bold" style:font-weight-complex="bold"/>
    </style:style>
    <style:style style:name="T61" style:family="text">
      <style:text-properties fo:font-weight="bold" officeooo:rsid="00b850cb" style:font-weight-asian="bold" style:font-weight-complex="bold"/>
    </style:style>
    <style:style style:name="T62" style:family="text">
      <style:text-properties officeooo:rsid="002da0e2"/>
    </style:style>
    <style:style style:name="T63" style:family="text">
      <style:text-properties officeooo:rsid="0030bf43"/>
    </style:style>
    <style:style style:name="T64" style:family="text">
      <style:text-properties fo:font-weight="normal" style:font-weight-asian="normal" style:font-weight-complex="normal"/>
    </style:style>
    <style:style style:name="T65" style:family="text">
      <style:text-properties fo:font-weight="normal" officeooo:rsid="00149416" style:font-weight-asian="normal" style:font-weight-complex="normal"/>
    </style:style>
    <style:style style:name="T66" style:family="text">
      <style:text-properties fo:font-weight="normal" officeooo:rsid="0080d228" style:font-weight-asian="normal" style:font-weight-complex="normal"/>
    </style:style>
    <style:style style:name="T67" style:family="text">
      <style:text-properties fo:font-weight="normal" officeooo:rsid="008398f6" style:font-weight-asian="normal" style:font-weight-complex="normal"/>
    </style:style>
    <style:style style:name="T68" style:family="text">
      <style:text-properties fo:font-weight="normal" officeooo:rsid="0065b72e" style:font-weight-asian="normal" style:font-weight-complex="normal"/>
    </style:style>
    <style:style style:name="T69" style:family="text">
      <style:text-properties fo:font-weight="normal" officeooo:rsid="008b4e97" style:font-weight-asian="normal" style:font-weight-complex="normal"/>
    </style:style>
    <style:style style:name="T70" style:family="text">
      <style:text-properties fo:font-weight="normal" officeooo:rsid="008df125" style:font-weight-asian="normal" style:font-weight-complex="normal"/>
    </style:style>
    <style:style style:name="T71" style:family="text">
      <style:text-properties fo:font-weight="normal" officeooo:rsid="00b59d08" style:font-weight-asian="normal" style:font-weight-complex="normal"/>
    </style:style>
    <style:style style:name="T72" style:family="text">
      <style:text-properties fo:font-weight="normal" officeooo:rsid="00b7700a" style:font-weight-asian="normal" style:font-weight-complex="normal"/>
    </style:style>
    <style:style style:name="T73" style:family="text">
      <style:text-properties fo:font-weight="normal" officeooo:rsid="00b850cb" style:font-weight-asian="normal" style:font-weight-complex="normal"/>
    </style:style>
    <style:style style:name="T74" style:family="text">
      <style:text-properties officeooo:rsid="003a1192"/>
    </style:style>
    <style:style style:name="T75" style:family="text">
      <style:text-properties officeooo:rsid="003af72b"/>
    </style:style>
    <style:style style:name="T76" style:family="text">
      <style:text-properties officeooo:rsid="0041bcbb"/>
    </style:style>
    <style:style style:name="T77" style:family="text">
      <style:text-properties officeooo:rsid="0046e562"/>
    </style:style>
    <style:style style:name="T78" style:family="text">
      <style:text-properties officeooo:rsid="004a6166"/>
    </style:style>
    <style:style style:name="T79" style:family="text">
      <style:text-properties officeooo:rsid="004c13a0"/>
    </style:style>
    <style:style style:name="T80" style:family="text">
      <style:text-properties fo:color="#ed1c24"/>
    </style:style>
    <style:style style:name="T81" style:family="text">
      <style:text-properties fo:color="#000000"/>
    </style:style>
    <style:style style:name="T82" style:family="text">
      <style:text-properties fo:color="#000000" officeooo:rsid="00130c44"/>
    </style:style>
    <style:style style:name="T83" style:family="text">
      <style:text-properties fo:color="#000000" officeooo:rsid="006835cd"/>
    </style:style>
    <style:style style:name="T84" style:family="text">
      <style:text-properties fo:color="#000000" fo:font-weight="bold" style:font-weight-asian="bold" style:font-weight-complex="bold"/>
    </style:style>
    <style:style style:name="T85" style:family="text">
      <style:text-properties fo:color="#000000" fo:font-style="italic" fo:font-weight="bold" style:font-style-asian="italic" style:font-weight-asian="bold" style:font-style-complex="italic" style:font-weight-complex="bold"/>
    </style:style>
    <style:style style:name="T86" style:family="text">
      <style:text-properties fo:color="#000000" fo:font-style="italic" style:font-style-asian="italic" style:font-style-complex="italic"/>
    </style:style>
    <style:style style:name="T87" style:family="text">
      <style:text-properties fo:color="#000000" fo:font-style="italic" officeooo:rsid="004c13a0" style:font-style-asian="italic" style:font-style-complex="italic"/>
    </style:style>
    <style:style style:name="T88" style:family="text">
      <style:text-properties fo:color="#000000" fo:font-style="italic" officeooo:rsid="004dd8eb" style:font-style-asian="italic" style:font-style-complex="italic"/>
    </style:style>
    <style:style style:name="T89" style:family="text">
      <style:text-properties fo:color="#000000" officeooo:rsid="002da0e2"/>
    </style:style>
    <style:style style:name="T90" style:family="text">
      <style:text-properties fo:color="#000000" officeooo:rsid="006b7b22"/>
    </style:style>
    <style:style style:name="T91" style:family="text">
      <style:text-properties fo:color="#000000" officeooo:rsid="0051e703"/>
    </style:style>
    <style:style style:name="T92" style:family="text">
      <style:text-properties fo:color="#000000" fo:font-style="normal" fo:font-weight="bold" style:font-style-asian="normal" style:font-weight-asian="bold" style:font-style-complex="normal" style:font-weight-complex="bold"/>
    </style:style>
    <style:style style:name="T93" style:family="text">
      <style:text-properties fo:color="#000000" fo:font-style="normal" fo:font-weight="bold" officeooo:rsid="006835cd" style:font-style-asian="normal" style:font-weight-asian="bold" style:font-style-complex="normal" style:font-weight-complex="bold"/>
    </style:style>
    <style:style style:name="T94" style:family="text">
      <style:text-properties fo:color="#000000" style:text-line-through-style="solid" style:text-line-through-type="single" fo:background-color="#ed1c24" loext:char-shading-value="0"/>
    </style:style>
    <style:style style:name="T95" style:family="text">
      <style:text-properties officeooo:rsid="0055adfe"/>
    </style:style>
    <style:style style:name="T96" style:family="text">
      <style:text-properties officeooo:rsid="0058f2a6"/>
    </style:style>
    <style:style style:name="T97" style:family="text">
      <style:text-properties officeooo:rsid="0059f98f"/>
    </style:style>
    <style:style style:name="T98" style:family="text">
      <style:text-properties officeooo:rsid="005d94dd"/>
    </style:style>
    <style:style style:name="T99" style:family="text">
      <style:text-properties officeooo:rsid="0065e7cb"/>
    </style:style>
    <style:style style:name="T100" style:family="text">
      <style:text-properties officeooo:rsid="006ea71a"/>
    </style:style>
    <style:style style:name="T101" style:family="text">
      <style:text-properties fo:font-style="normal" officeooo:rsid="0015b5ef" style:font-style-asian="normal" style:font-style-complex="normal"/>
    </style:style>
    <style:style style:name="T102" style:family="text">
      <style:text-properties officeooo:rsid="007bb776"/>
    </style:style>
    <style:style style:name="T103" style:family="text">
      <style:text-properties officeooo:rsid="007bfd33"/>
    </style:style>
    <style:style style:name="T104" style:family="text">
      <style:text-properties officeooo:rsid="005f0c0b"/>
    </style:style>
    <style:style style:name="T105" style:family="text">
      <style:text-properties style:text-line-through-style="solid" style:text-line-through-type="single" fo:background-color="#ed1c24" loext:char-shading-value="0"/>
    </style:style>
    <style:style style:name="T106" style:family="text">
      <style:text-properties style:text-line-through-style="solid" style:text-line-through-type="single" officeooo:rsid="00a55904" fo:background-color="#ed1c24" loext:char-shading-value="0"/>
    </style:style>
    <style:style style:name="T107" style:family="text">
      <style:text-properties fo:color="#ce18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EI NextHEV 2017-2018</text:p>
      <text:p text:style-name="P20">Rapport technique :</text:p>
      <text:p text:style-name="P20">Évolution de la maquette</text:p>
      <text:p text:style-name="P1"/>
      <text:p text:style-name="P1"><text:tab/><text:span text:style-name="T5">Ce rapport technique concerne les différentes évolutions liées à la maquette </text:span><text:span text:style-name="T7">présente au </text:span><text:span text:style-name="T5">laboratoire Laplace. </text:span><text:span text:style-name="T6">Le développement de ces évolutions se décompose en deux parties : les </text:span><text:span text:style-name="T9">tests concernant le bus CAN B</text:span><text:span text:style-name="T6">, et l’</text:span><text:span text:style-name="T9">amélioration de la simulation</text:span><text:span text:style-name="T6"> proposée par l’équipe 2016-2017.</text:span></text:p>
      <text:p text:style-name="P2"/>
      <text:h text:style-name="Heading_20_1" text:outline-level="1">Tests du bus CAN B</text:h>
      <text:p text:style-name="P3"/>
      <text:p text:style-name="P4"><text:tab/>Jusqu’à présent, seul le bus CAN A était utilisé. Nous avons donc cherché à utiliser le bus CAN B. Après avoir correctement installé le driver des bus CAN <text:span text:style-name="T2">sur les d</text:span><text:span text:style-name="T82">eux PC (voir </text:span><text:span text:style-name="T83">Tutorial Linux machine 2017-2018</text:span><text:span text:style-name="T82">)</text:span><text:span text:style-name="T81">,</text:span> <text:span text:style-name="T2">nous avons</text:span> utilis<text:span text:style-name="T2">é</text:span> l<text:span text:style-name="T81">es </text:span><text:span text:style-name="T84">fonctions </text:span><text:span text:style-name="T85">recvcan</text:span><text:span text:style-name="T84"> et </text:span><text:span text:style-name="T85">sendcan</text:span><text:span text:style-name="T81">, dispon</text:span>ibles dans le <text:span text:style-name="T32">dossier « </text:span><text:span text:style-name="T93">Janus-CAN-Linux-driver-BETA</text:span><text:span text:style-name="T92">/application </text:span><text:span text:style-name="T85">»</text:span><text:span text:style-name="T81">. </text:span><text:span text:style-name="T82">Le</text:span><text:span text:style-name="T2">ur documentation est disponible en exécutant dans un term</text:span><text:span text:style-name="T82">inal</text:span><text:span text:style-name="T81"> « </text:span><text:span text:style-name="T86">./recvcan -h </text:span><text:span text:style-name="T81">» et « </text:span><text:span text:style-name="T86">./sendcan -h </text:span><text:span text:style-name="T81">».</text:span></text:p>
      <text:p text:style-name="P4"/>
      <text:p text:style-name="P7">Afin de tester la communication <text:span text:style-name="T78">via l’un des deux bus (par exemple le CAN B)</text:span>, il suffit <text:span text:style-name="T62">de brancher le CAN report au c</text:span><text:span text:style-name="T89">âble (voir </text:span><text:span text:style-name="T90">Tutorial CAN-report 2017-2018</text:span><text:span text:style-name="T89">), et </text:span><text:span text:style-name="T81">d’</text:span><text:span text:style-name="T82">e</text:span><text:span text:style-name="T2">xécuter</text:span> la commande <text:span text:style-name="T81">« </text:span><text:span text:style-name="T86">./sendcan can</text:span><text:span text:style-name="T87">B</text:span><text:span text:style-name="T86"> 12345</text:span><text:span text:style-name="T81"> » : le </text:span>PC envoie alors le nombre 12345 sur le bus CAN <text:span text:style-name="T79">B</text:span>. <text:span text:style-name="T77">Si tout fonctionne, le message devrait apparaître dans la fenêtre du CAN report.</text:span></text:p>
      <text:p text:style-name="P11">Il est alors possible de tester la communication entre les deux PC (par exemple via le CAN A), en réalisant les étapes suivantes :</text:p>
      <text:p text:style-name="P7">- sur le premier PC, <text:span text:style-name="T2">exécuter</text:span> la comma<text:span text:style-name="T81">nde « </text:span><text:span text:style-name="T86">./recvcan can</text:span><text:span text:style-name="T88">A</text:span><text:span text:style-name="T86"> </text:span><text:span text:style-name="T81">» : le </text:span><text:span text:style-name="T82">PC</text:span><text:span text:style-name="T81"> attend alors de recevoir une trame sur le bus CAN A</text:span></text:p>
      <text:p text:style-name="P7"><text:span text:style-name="T81">- sur le second PC, </text:span><text:span text:style-name="T82">exécuter</text:span><text:span text:style-name="T81"> la commande « </text:span><text:span text:style-name="T86">./sendcan canA 12345</text:span><text:span text:style-name="T81"> » : le PC envoi</text:span><text:span text:style-name="T91">e</text:span> alors le nombre 12345 sur le bus CAN A</text:p>
      <text:p text:style-name="P12">S<text:span text:style-name="T97">i</text:span> tout fonctionne, le message devrait devrait apparaître sur le terminal du premier PC.</text:p>
      <text:p text:style-name="P4"/>
      <text:p text:style-name="P6"><text:span text:style-name="T63">N</text:span>ous avons <text:span text:style-name="T63">donc testé le bus CAN B avec le CAN report,</text:span> sans succès. <text:span text:style-name="T1">En effet, </text:span><text:span text:style-name="T33">il semblerait que la carte Janus </text:span><text:span text:style-name="T32">du PC 2 </text:span><text:span text:style-name="T33">présente un défaut au niveau du bus CAN B</text:span><text:span text:style-name="T1">. Nous avons suivi la démarche décrite par le </text:span><text:span text:style-name="T33">fichier texte </text:span><text:span text:style-name="T31">Démarche_test_CAN.txt</text:span><text:span text:style-name="T1"> pour arriver à cette conclusion. Ainsi, </text:span><text:span text:style-name="T33">seul le bus CAN A est fonctionnel sur les PC 1 et 2</text:span><text:span text:style-name="T1">. Lorsque le PC 3 sera mis à disposition, il sera nécessaire de tester le bon fonctionnement de la carte Janus. Cette démarche nous a également permis d’observer que </text:span><text:span text:style-name="T33">l'interrupteur côté CAN report doit forcément être sur ON pour pouvoir recevoir un message</text:span><text:span text:style-name="T1">.</text:span></text:p>
      <text:p text:style-name="P5"/>
      <text:p text:style-name="P8">Afin de faciliter la compréhension du fichier <text:span text:style-name="T1">Démarche_test_CAN.txt, </text:span>voici quelques informations :</text:p>
      <text:p text:style-name="P8">- <text:span text:style-name="T4">Les </text:span><text:span text:style-name="T34">cartes Janus</text:span><text:span text:style-name="T4">, qui permettent l’interface CAN, sont </text:span><text:span text:style-name="T34">configurées à l’aide de jumpers</text:span><text:span text:style-name="T4"> placés pour définir notamment l’</text:span><text:span text:style-name="T34">adresse du bus CAN</text:span><text:span text:style-name="T4">, les </text:span><text:span text:style-name="T34">interruptions associées</text:span><text:span text:style-name="T4">, ainsi que la </text:span><text:span text:style-name="T34">terminaison d</text:span><text:span text:style-name="T41">e</text:span><text:span text:style-name="T34"> ligne</text:span><text:span text:style-name="T4">. Ainsi, le positionnement des jumpers concernant l’adresse du bus CAN et les </text:span><text:soft-page-break/><text:span text:style-name="T4">interruptions associées doit correspondre aux adresses et interruptions entrées comme argument dans le fichier «</text:span><text:span text:style-name="T101"> install.sh </text:span><text:span text:style-name="T29">»</text:span><text:span text:style-name="T4"> permettant d’installer le driver des bus CAN sur chaque PC. La documentation liée à ces jumpers est disponible proche de la maquette.</text:span></text:p>
      <text:p text:style-name="P8">- La maquette présente deux câbles <text:span text:style-name="T76">(</text:span>un p<text:span text:style-name="T3">our chaque</text:span> bus CAN<text:span text:style-name="T76">)</text:span>. <text:span text:style-name="T3">Les terminaisons de ligne, nécessaires à la communication, sont gérées différemment selon le câble utilisé. </text:span><text:span text:style-name="T35">Dans le cas du gros câble, leur activation est gérée par la commutation des interrupteurs oranges</text:span><text:span text:style-name="T3"> situés sur chaque fiche du câble. De ce fait, </text:span><text:span text:style-name="T35">les jumpers correspondant</text:span><text:span text:style-name="T36">s</text:span><text:span text:style-name="T35"> doivent être </text:span><text:span text:style-name="T42">absents</text:span><text:span text:style-name="T3">. </text:span><text:span text:style-name="T35">Dans le cas du petit câble, ce sont les jumpers placés sur la carte Janus qui gèrent la terminaison</text:span><text:span text:style-name="T3">.</text:span></text:p>
      <text:p text:style-name="P8"/>
      <text:p text:style-name="P10"><text:span text:style-name="T32">Si rien n’a changé depuis l’écriture de ce rapport</text:span>, la configuration actuelle est <text:s/>la suivante :</text:p>
      <text:p text:style-name="P10">- <text:span text:style-name="T64">L</text:span><text:span text:style-name="T65">e </text:span><text:span text:style-name="T37">bus CAN A</text:span><text:span text:style-name="T65"> est relié par </text:span><text:span text:style-name="T37">le plus petit des câbles</text:span><text:span text:style-name="T65">, tandis que le </text:span><text:span text:style-name="T37">bus CAN B</text:span><text:span text:style-name="T65"> est relié par </text:span><text:span text:style-name="T37">le plus gros</text:span><text:span text:style-name="T65">.</text:span></text:p>
      <text:p text:style-name="P10">- Les <text:span text:style-name="T32">jumpers sur les deux cartes Janus</text:span> sont placés aux <text:span text:style-name="T32">mêmes en</text:span><text:span text:style-name="T43">d</text:span><text:span text:style-name="T32">roits</text:span>.</text:p>
      <text:p text:style-name="P10">- Les <text:span text:style-name="T32">jumpers</text:span> concernant la <text:span text:style-name="T32">terminaison de ligne</text:span> pour le <text:span text:style-name="T32">CAN A</text:span> sont <text:span text:style-name="T32">présents</text:span>. Ceux pour le <text:span text:style-name="T32">CAN B</text:span> sont <text:span text:style-name="T38">absents</text:span>.</text:p>
      <text:p text:style-name="P9">- <text:span text:style-name="T74">Les </text:span><text:span text:style-name="T39">jumpers</text:span><text:span text:style-name="T74"> concernant la </text:span><text:span text:style-name="T39">configuration de l’adresse</text:span><text:span text:style-name="T74"> des bus CAN sont placés de sorte à avoir une adresse de </text:span><text:span text:style-name="T39">0xD7000</text:span><text:span text:style-name="T74"> pour le CAN A, et 0xD7200 (= <text:s/>0xD7000 + 0x200) pour le CAN <text:s/>B.</text:span></text:p>
      <text:p text:style-name="P9">- <text:span text:style-name="T74">Les </text:span><text:span text:style-name="T39">jumpers</text:span><text:span text:style-name="T74"> concernant la </text:span><text:span text:style-name="T39">configuration des interruptions</text:span><text:span text:style-name="T74"> des bus CAN sont placés de sorte à avoir l’</text:span><text:span text:style-name="T39">interruption 5 pour le CAN A</text:span><text:span text:style-name="T74">, et l’i</text:span><text:span text:style-name="T39">nterruption 7 pour le CAN <text:s/>B</text:span><text:span text:style-name="T74">.</text:span></text:p>
      <text:p text:style-name="P9">- <text:span text:style-name="T75">La </text:span><text:span text:style-name="T40">configuration logicielle</text:span><text:span text:style-name="T75"> des deux PC </text:span><text:span text:style-name="T40">correspond</text:span><text:span text:style-name="T75"> aux adresses et interruptions ci-dessus.</text:span></text:p>
      <text:p text:style-name="P2"/>
      <text:h text:style-name="Heading_20_1" text:outline-level="1">Amélioration de la simulation proposée par l’équipe 2016-2017</text:h>
      <text:p text:style-name="P2"/>
      <text:p text:style-name="P2"><text:tab/>Nous sommes partis de la <text:span text:style-name="T32">version </text:span><text:span text:style-name="T44">v1</text:span><text:span text:style-name="T32">C de la simulation complète du véhicule</text:span>, développée par nos collègues au cours de la session 2016-2017. Pour rappel, cette simulation est composée du <text:span text:style-name="T32">superviseur</text:span> d’une part, et de la <text:span text:style-name="T32">plateforme</text:span> d’autre part. Connaissant le profil de vitesse souhaité, le superviseur envoie la commande à la plateforme via le bus CAN A. Puis la plateforme calcul l’état suivant du système, et envoie au superviseur la vitesse du véhicule résultante, toujours via le bus CAN A. <text:span text:style-name="T96">Nous avons donc utilisés les codes présents dans les </text:span><text:span text:style-name="T45">dossiers </text:span><text:span text:style-name="T49">« </text:span><text:span text:style-name="T45">Simulateur_Platform_v1C »</text:span><text:span text:style-name="T96"> et « </text:span><text:span text:style-name="T45">Superviseur_Platform_v1C ».</text:span></text:p>
      <text:p text:style-name="P2"/>
      <text:p text:style-name="P2">Nous avons modifi<text:span text:style-name="T98">é</text:span> les codes proposés, de sorte à réaliser <text:span text:style-name="T95">deux</text:span> objectifs :</text:p>
      <text:p text:style-name="P2">- <text:span text:style-name="T32">pouvoir utiliser facilement l’</text:span><text:span text:style-name="T46">un ou l’autre des deux bus CAN </text:span><text:span text:style-name="T47">(version v2</text:span><text:span text:style-name="T51">a</text:span><text:span text:style-name="T47">)</text:span></text:p>
      <text:p text:style-name="P2">- <text:span text:style-name="T46">envoyer les données sur le bus CAN en</text:span><text:span text:style-name="T32"> virgule fixe </text:span><text:span text:style-name="T47">(version</text:span><text:span text:style-name="T51">s</text:span><text:span text:style-name="T47"> v2</text:span><text:span text:style-name="T51">b et </text:span><text:span text:style-name="T52">v</text:span><text:span text:style-name="T51">2c</text:span><text:span text:style-name="T47">)</text:span></text:p>
      <text:p text:style-name="P17"/>
      <text:p text:style-name="P13"><text:span text:style-name="T68">L</text:span><text:span text:style-name="T64">e </text:span><text:span text:style-name="T32">fonctionnement de la dernière version v2c </text:span><text:span text:style-name="T64">est décrit ci-après. Veuillez lancer dans un premier temps la plateforme, puis dans un second temps le superviseur.</text:span></text:p>
      <text:p text:style-name="P13"><text:span text:style-name="T64">- Le </text:span><text:span text:style-name="T32">superviseur</text:span><text:span text:style-name="T64"> envoie à la plateforme les </text:span><text:span text:style-name="T32">consignes de couples</text:span><text:span text:style-name="T64"> pour les axes avant et arrière à travers le </text:span><text:span text:style-name="T32">bus CAN</text:span><text:span text:style-name="T64">.</text:span></text:p>
      <text:p text:style-name="P13"><text:span text:style-name="T64">- Ces consignes sont converties en </text:span><text:span text:style-name="T32">16 bits </text:span><text:span text:style-name="T53">non signé</text:span><text:span text:style-name="T64">, mais sont </text:span><text:span text:style-name="T32">transmises en tant que données ASCII</text:span><text:span text:style-name="T64"> sur le bus CAN. Ce sont donc au maximum </text:span><text:span text:style-name="T72">5</text:span><text:span text:style-name="T71">*16 = </text:span><text:span text:style-name="T60">80</text:span><text:span text:style-name="T32"> bits et non 16 bits qui transitent</text:span><text:span text:style-name="T64"> à chaque fois.</text:span></text:p>
      <text:p text:style-name="P13"><text:span text:style-name="T64">- La </text:span><text:span text:style-name="T32">plateforme</text:span><text:span text:style-name="T64"> reçoit les </text:span><text:span text:style-name="T32">consignes en tant que données ASCII</text:span><text:span text:style-name="T64">, et les </text:span><text:span text:style-name="T32">convertit en 16 bits non signé, puis en flottant</text:span><text:span text:style-name="T64">.</text:span></text:p>
      <text:p text:style-name="P13"><text:span text:style-name="T64">- La </text:span><text:span text:style-name="T32">plateforme</text:span><text:span text:style-name="T64"> effectue alors un </text:span><text:span text:style-name="T32">pas de calcul</text:span><text:span text:style-name="T64">, afin de déterminer les </text:span><text:span text:style-name="T32">vitesses de la plateforme et des roues</text:span><text:span text:style-name="T64"> résultantes.</text:span></text:p>
      <text:p text:style-name="P13"><text:soft-page-break/><text:span text:style-name="T64">- La </text:span><text:span text:style-name="T32">plateforme</text:span><text:span text:style-name="T64"> envoie alors au superviseur ces </text:span><text:span text:style-name="T32">vitesses</text:span><text:span text:style-name="T64"> à travers le </text:span><text:span text:style-name="T32">bus CAN</text:span><text:span text:style-name="T64">.</text:span></text:p>
      <text:p text:style-name="P14"><text:span text:style-name="T64">- </text:span><text:span text:style-name="T69">Comme pour les consignes, c</text:span><text:span text:style-name="T64">es </text:span><text:span text:style-name="T69">vitesses</text:span><text:span text:style-name="T64"> sont converties en </text:span><text:span text:style-name="T32">16 bits </text:span><text:span text:style-name="T53">non signé</text:span><text:span text:style-name="T64">, mais sont </text:span><text:span text:style-name="T32">transmises en tant que données ASCII</text:span><text:span text:style-name="T64"> sur le bus CAN.</text:span></text:p>
      <text:p text:style-name="P14"><text:span text:style-name="T64">- L</text:span><text:span text:style-name="T69">e</text:span><text:span text:style-name="T64"> </text:span><text:span text:style-name="T54">superviseur</text:span><text:span text:style-name="T69"> </text:span><text:span text:style-name="T64">reçoit les </text:span><text:span text:style-name="T54">vitesses</text:span><text:span text:style-name="T32"> en tant que données ASCII</text:span><text:span text:style-name="T64">, et les </text:span><text:span text:style-name="T32">convertit en 16 bits non signé, puis en flottant</text:span><text:span text:style-name="T64">.</text:span></text:p>
      <text:p text:style-name="P18"/>
      <text:p text:style-name="P15"><text:span text:style-name="T32">Plusieurs défauts</text:span><text:span text:style-name="T64"> sont à noter concernant cette dernière version v2c :</text:span></text:p>
      <text:p text:style-name="P15"><text:span text:style-name="T64">- Il semble que l</text:span><text:span text:style-name="T32">’identificateur de certaines trames</text:span><text:span text:style-name="T64"> reçues par l’un ou l’autre des PC </text:span><text:span text:style-name="T32">ne corresponde pas à l’identificateur attendu</text:span><text:span text:style-name="T64">, ce qui provoque la perte de la donnée. Ce défaut est hérité de la version de départ, à savoir la version v1C.</text:span></text:p>
      <text:p text:style-name="P15"><text:span text:style-name="T64">- Les </text:span><text:span text:style-name="T32">données qui transitent sur le bus CAN</text:span><text:span text:style-name="T64"> ne sont pas en 16 bits mais en </text:span><text:span text:style-name="T61">80</text:span><text:span text:style-name="T32"> bits</text:span><text:span text:style-name="T64">, puisque les données sont converties en </text:span><text:span text:style-name="T32">caractères ASCII</text:span><text:span text:style-name="T64">.</text:span></text:p>
      <text:p text:style-name="P15"><text:span text:style-name="T64">- Les </text:span><text:span text:style-name="T32">programmes d’envoi et de réception des données sur le bus CAN</text:span><text:span text:style-name="T64"> ne prennent en compte </text:span><text:span text:style-name="T32">que des entiers non signés </text:span><text:span text:style-name="T55">(du type uint16_t)</text:span><text:span text:style-name="T70">.</text:span></text:p>
      <text:p text:style-name="P19"/>
      <text:p text:style-name="P16"><text:span text:style-name="T70">C</text:span><text:span text:style-name="T64">es trois défauts constituent des axes d’amélioration du programme. Néanmoins, il s’avère fonctionner sans problème.</text:span></text:p>
      <text:p text:style-name="P17"/>
      <text:p text:style-name="P13"><text:span text:style-name="T64">Il est à noter que </text:span><text:span text:style-name="T32">seules les modifications de la dernière version sont précisées</text:span><text:span text:style-name="T64">. Ainsi, l</text:span><text:span text:style-name="T68">’</text:span><text:span text:style-name="T64">ensemble des modifications faites entre la version v1C et la version v2c dont décrites </text:span><text:span text:style-name="T32">en annexes </text:span><text:span text:style-name="T58">en rouge</text:span><text:span text:style-name="T64">.</text:span></text:p>
      <text:p text:style-name="P2"/>
      <text:h text:style-name="P106" text:outline-level="2">Version v2<text:span text:style-name="T100">a</text:span> : Permutation entre les deux bus CAN</text:h>
      <text:p text:style-name="P21"/>
      <text:p text:style-name="P22">Pour réaliser cette modification, nous avons édité les fichiers suivants :</text:p>
      <text:p text:style-name="P22">- « sendFloat.cpp » et « sendFloat.h » (présents dans les deux dossiers)</text:p>
      <text:p text:style-name="P22">- « <text:span text:style-name="T10">Simulateur_Platform_v1C/</text:span><text:span text:style-name="T5">fils2.cpp »</text:span></text:p>
      <text:p text:style-name="P22"><text:span text:style-name="T5">- « Superviseur_Platform_v1C/</text:span><text:span text:style-name="T11">fils1.cpp »</text:span></text:p>
      <text:p text:style-name="P32"/>
      <text:p text:style-name="P23"><text:span text:style-name="T11">C</text:span><text:span text:style-name="T5">oncernant les fichiers « </text:span><text:span text:style-name="T8">sendFloat.cpp » et « sendFloat.h »</text:span><text:span text:style-name="T5">, nous avons modifié le prototype de la fonction afin qu’il prenne en argument le bus CAN sur lequel écrire. </text:span><text:span text:style-name="T12">L’ancien prototype était :</text:span></text:p>
      <text:p text:style-name="P24">float *sendFloat(int identificateur, float nombre)</text:p>
      <text:p text:style-name="P28"><text:span text:style-name="T5">Le </text:span><text:span text:style-name="T8">nouveau prototype</text:span><text:span text:style-name="T5"> est :</text:span></text:p>
      <text:p text:style-name="P26">float *sendFloat(int identificateur, float nombre, char *port)</text:p>
      <text:p text:style-name="P29"><text:span text:style-name="T5">Les fichiers « </text:span><text:span text:style-name="T10">Simulateur_Platform_v1C/</text:span><text:span text:style-name="T13">fils2.cpp » </text:span><text:span text:style-name="T5">et « </text:span><text:span text:style-name="T13">Superviseur_Platform_v1C/</text:span><text:span text:style-name="T11">fils1.cpp » </text:span><text:span text:style-name="T5">ont alors été modifiés en conséquence.</text:span></text:p>
      <text:p text:style-name="P25"/>
      <text:p text:style-name="P27">Ainsi, <text:span text:style-name="T102">cette version donne la </text:span><text:span text:style-name="T56">possibilité</text:span><text:span text:style-name="T32"> de choisir quel bus CAN utilis</text:span><text:span text:style-name="T57">er</text:span> en modifiant les fichiers suivants :</text:p>
      <text:p text:style-name="P27"><text:soft-page-break/>- ./platform_v1C/pere.cpp ligne 25</text:p>
      <text:p text:style-name="P27">- ./platform_v1C/fils2.cpp ligne 19</text:p>
      <text:p text:style-name="P27">- ./superviseur_v1C/fils1.cpp ligne 11</text:p>
      <text:p text:style-name="P27">- ./superviseur_v1C/fils2.cpp ligne 11</text:p>
      <text:p text:style-name="P27"/>
      <text:h text:style-name="P108" text:outline-level="2"><text:span text:style-name="T99">Version v2b : </text:span>Envoie des données en virgule fixe</text:h>
      <text:p text:style-name="P30"/>
      <text:p text:style-name="P31">Nous avons développ<text:span text:style-name="T103">é</text:span> une <text:span text:style-name="T32">classe </text:span><text:span text:style-name="T30">FixedPoint</text:span> permettant d’envoyer les données sur 16 bits, signé ou non signé. Les deux fichiers qui décrivent cette classe sont « <text:span text:style-name="T32">fixedPoint.cpp » et « fixedPoint.hpp »</text:span>. Cette nouvelle classe dispose des <text:span text:style-name="T48">quatre</text:span><text:span text:style-name="T32"> méthodes</text:span> suivantes :</text:p>
      <text:p text:style-name="P31">- <text:span text:style-name="T30">uint16_t to_can_u16(float val, float max, float min)</text:span> : prend en argument la valeur à transmettre, sa borne supérieure et sa borne inférieure, et retourne le non signé 16 bits envoyé sur le bus CAN</text:p>
      <text:p text:style-name="P31">- <text:span text:style-name="T30">int16_t to_can_s16(float val, float max, float min)</text:span><text:span text:style-name="T32"> </text:span>: prend en argument la valeur à transmettre, sa borne supérieure et sa borne inférieure, et retourne le signé 16 bits envoyé sur le bus CAN</text:p>
      <text:p text:style-name="P31">- <text:span text:style-name="T30">float from_can_u16(uint16_t n, float max, float min)</text:span> : prend en argument le non signé 16 bits reçu sur le bus CAN, sa borne supérieure et sa borne inférieure, et retourne le flottant correspondant</text:p>
      <text:p text:style-name="P31">- <text:span text:style-name="T30">float from_can_s16(int16_t n, float max, float min)</text:span> : prend en argument le signé 16 bits reçu sur le bus CAN, sa borne supérieure et sa borne inférieure, et retourne le flottant correspondant</text:p>
      <text:p text:style-name="P33">Un <text:span text:style-name="T32">programme de test</text:span> est également disponible, afin de pouvoir vérifier le bon fonctionnement de cette classe. Ce programme de test est décrit par le fichier « <text:span text:style-name="T32">main.cpp »</text:span>.</text:p>
      <text:p text:style-name="P34">Nous avons donc intégré cette classe à la version v2a décrite ci-dessus, ce qui nous à amené à modifier les fichiers <text:span text:style-name="T104">« </text:span><text:span text:style-name="T50">sendFloat.cpp » et « </text:span><text:span text:style-name="T32">recv</text:span><text:span text:style-name="T50">Float.</text:span><text:span text:style-name="T32">cpp </text:span><text:span text:style-name="T64">». </text:span><text:span text:style-name="T66">En effet, afin d’être en accord avec la classe FixedPoint, le prototype de sendFloat devait prendre comme argument un 16 bits non signé au lieu d’un flottant, et la fonction recvFloat devait traiter un 16 bits non signé au lieu d’un flottant. </text:span><text:span text:style-name="T67">Nous avons ensuite modifier l’ensemble des fichiers afin d’assurer le bon fonctionnement.</text:span><text:span text:style-name="T66"> </text:span></text:p>
      <text:h text:style-name="P107" text:outline-level="2">Version v2c : Envoie des données en virgule fixe (nettoyé)</text:h>
      <text:p text:style-name="P36"/>
      <text:p text:style-name="P35">Cette version a <text:span text:style-name="T32">exactement le même fonctionnement que la version v2b</text:span>, <text:span text:style-name="T32">modulo des printf</text:span> qui apparaissent ou disparaissent. Le code a été <text:span text:style-name="T32">brièvement commenté</text:span>, et les différents <text:span text:style-name="T32">fichiers restructurés</text:span>. Les <text:span text:style-name="T32">fichiers</text:span><text:span text:style-name="T64"> « </text:span><text:span text:style-name="T15">sendFloat.cpp », <text:s/></text:span><text:span text:style-name="T64">« </text:span><text:span text:style-name="T15">sendFloat.</text:span><text:span text:style-name="T14">h</text:span><text:span text:style-name="T15"> », « </text:span><text:span text:style-name="T16">recv</text:span><text:span text:style-name="T15">Float.</text:span><text:span text:style-name="T16">cp</text:span><text:span text:style-name="T14">p » et </text:span><text:span text:style-name="T15">« </text:span><text:span text:style-name="T16">recv</text:span><text:span text:style-name="T15">Float.</text:span><text:span text:style-name="T14">h » ont respectivement été </text:span><text:span text:style-name="T8">renommés</text:span><text:span text:style-name="T14"> en </text:span><text:span text:style-name="T64">« </text:span><text:span text:style-name="T15">send</text:span><text:span text:style-name="T14">Int16</text:span><text:span text:style-name="T15">.cpp », <text:s/></text:span><text:span text:style-name="T64">« </text:span><text:span text:style-name="T15">send</text:span><text:span text:style-name="T14">Int16</text:span><text:span text:style-name="T15">.</text:span><text:span text:style-name="T14">h</text:span><text:span text:style-name="T15"> », « </text:span><text:span text:style-name="T16">recv</text:span><text:span text:style-name="T14">Int16</text:span><text:span text:style-name="T15">.</text:span><text:span text:style-name="T16">cp</text:span><text:span text:style-name="T14">p » et </text:span><text:span text:style-name="T15">« </text:span><text:span text:style-name="T16">recv</text:span><text:span text:style-name="T14">Int16</text:span><text:span text:style-name="T15">.</text:span><text:span text:style-name="T14">h ». </text:span><text:span text:style-name="T17">L’ensemble des modifications </text:span><text:span text:style-name="T28">est décrit</text:span><text:span text:style-name="T17"> ci-après.</text:span></text:p>
      <text:p text:style-name="P105">supervisor_v2c/main.cpp</text:p>
      <text:p text:style-name="P49"/>
      <text:p text:style-name="P71">/*******************************************************</text:p>
      <text:p text:style-name="P50">*************** <text:s text:c="3"/>Main supervisor <text:s text:c="4"/>***************</text:p>
      <text:p text:style-name="P50">*******************************************************/</text:p>
      <text:p text:style-name="P50"><text:s/></text:p>
      <text:p text:style-name="P76"><text:s/>#include &lt;stdio.h&gt;</text:p>
      <text:p text:style-name="P76"><text:s/></text:p>
      <text:p text:style-name="P76"><text:s/>#include "pere.h"</text:p>
      <text:p text:style-name="P76"><text:s/>#include "fils1.h"</text:p>
      <text:p text:style-name="P76"><text:s/>#include "fils2.h"</text:p>
      <text:p text:style-name="P50"><text:s/></text:p>
      <text:p text:style-name="P50"><text:s/>#define TAILLE_MESSAGE 256 /* Correspond à la taille de la chaîne à lire et à écrire */</text:p>
      <text:p text:style-name="P50"><text:s/></text:p>
      <text:p text:style-name="P50"><text:s/>/* Définition du pipe en dehors du main pour qu'il ne dépende pas du main.</text:p>
      <text:p text:style-name="P50"><text:s text:c="2"/>* Si on le crée dans le main, il ne pourra pas être vu par les fils ! */</text:p>
      <text:p text:style-name="P50"><text:s/>int pipe_1[2];</text:p>
      <text:p text:style-name="P50"><text:s/></text:p>
      <text:p text:style-name="P50"><text:s/>int main(void)</text:p>
      <text:p text:style-name="P50"><text:s/>{</text:p>
      <text:p text:style-name="P50"><text:s text:c="5"/>pid_t pid_fils1<text:span text:style-name="T81">; // Déclaration du processus fils1</text:span></text:p>
      <text:p text:style-name="P96"><text:s text:c="5"/>pid_t pid_fils2; // Déclaration du processus fils2</text:p>
      <text:p text:style-name="P50"><text:s text:c="5"/></text:p>
      <text:p text:style-name="P50"><text:s text:c="5"/>char messageLire[TAILLE_MESSAGE], messageEcrire[TAILLE_MESSAGE];</text:p>
      <text:p text:style-name="P50"><text:s text:c="5"/></text:p>
      <text:p text:style-name="P50"><text:s text:c="5"/>pipe(pipe_1); //Pour communication entre les processus</text:p>
      <text:p text:style-name="P50"><text:s text:c="5"/></text:p>
      <text:p text:style-name="P50"><text:s text:c="5"/>pid_fils1 = fo<text:span text:style-name="T81">rk(); // Création du fils1</text:span></text:p>
      <text:p text:style-name="P50"><text:s text:c="5"/>if(pid_fils1 == -1) <text:s text:c="3"/></text:p>
      <text:p text:style-name="P50"><text:s text:c="5"/>{</text:p>
      <text:p text:style-name="P50"><text:s text:c="9"/>fprintf(stderr, "Erreur de création du processus1.\n");</text:p>
      <text:p text:style-name="P50"><text:s text:c="9"/>return 1;</text:p>
      <text:p text:style-name="P50"><text:s text:c="5"/>}</text:p>
      <text:p text:style-name="P38"><text:s text:c="5"/><text:span text:style-name="T105">if(pid_fils2 == -1) <text:s text:c="3"/></text:span></text:p>
      <text:p text:style-name="P98"><text:s text:c="5"/>{</text:p>
      <text:p text:style-name="P98"><text:s text:c="9"/>fprintf(stderr, "Erreur de création du processus2.\n");</text:p>
      <text:p text:style-name="P98"><text:s text:c="9"/>return 1;</text:p>
      <text:p text:style-name="P98"><text:s text:c="5"/>}</text:p>
      <text:p text:style-name="P50"><text:s text:c="5"/></text:p>
      <text:p text:style-name="P50"><text:s text:c="5"/>if(pid_fils1 == 0) {</text:p>
      <text:p text:style-name="P50"><text:s text:c="9"/>//On est dans le fils1</text:p>
      <text:p text:style-name="P50"><text:s text:c="9"/>//Envoie la consigne dans le bus CAN</text:p>
      <text:p text:style-name="P50"><text:s text:c="9"/>fils1();</text:p>
      <text:p text:style-name="P50"><text:s text:c="5"/>}</text:p>
      <text:p text:style-name="P50"><text:s text:c="5"/>else{</text:p>
      <text:p text:style-name="P50"><text:s text:c="9"/>pid_fils2 = fork(); // Création du fils2</text:p>
      <text:p text:style-name="P50"><text:s text:c="9"/><text:span text:style-name="T80">if(pid_fils2 == -1) <text:s text:c="3"/></text:span></text:p>
      <text:p text:style-name="P76"><text:s text:c="9"/>{</text:p>
      <text:p text:style-name="P76"><text:s text:c="13"/>fprintf(stderr, "Erreur de création du processus2.\n");</text:p>
      <text:p text:style-name="P76"><text:s text:c="13"/>return 1;</text:p>
      <text:p text:style-name="P76"><text:s text:c="9"/>}</text:p>
      <text:p text:style-name="P50"><text:s text:c="9"/></text:p>
      <text:p text:style-name="P50"><text:soft-page-break/><text:s text:c="9"/>if(pid_fils2 == 0){</text:p>
      <text:p text:style-name="P50"><text:s text:c="13"/>// On est dans le fils 2</text:p>
      <text:p text:style-name="P50"><text:s text:c="13"/>// Réception et stockage de la sortie</text:p>
      <text:p text:style-name="P50"><text:s text:c="13"/>fils2();</text:p>
      <text:p text:style-name="P50"><text:s text:c="9"/>}</text:p>
      <text:p text:style-name="P50"><text:s text:c="9"/>else{</text:p>
      <text:p text:style-name="P50"><text:s text:c="13"/>//On est dans le pere</text:p>
      <text:p text:style-name="P50"><text:s text:c="13"/>//Génération de la consigne</text:p>
      <text:p text:style-name="P50"><text:s text:c="13"/><text:span text:style-name="T80">pere();</text:span></text:p>
      <text:p text:style-name="P50"><text:s text:c="9"/>}<text:tab/></text:p>
      <text:p text:style-name="P50"><text:s text:c="5"/>}</text:p>
      <text:p text:style-name="P50"><text:s text:c="5"/></text:p>
      <text:p text:style-name="P50"><text:s text:c="5"/>return 0;</text:p>
      <text:p text:style-name="P50"><text:s/>}</text:p>
      <text:p text:style-name="P104"><text:span text:style-name="T14">supervisor_v2c/pere.cpp </text:span><text:span text:style-name="T26">(instead of consigne.cpp)</text:span></text:p>
      <text:p text:style-name="P46"/>
      <text:p text:style-name="P67">/*************************************************</text:p>
      <text:p text:style-name="P51"><text:s/>* ****************** <text:s text:c="2"/>Père <text:s/>****************</text:p>
      <text:p text:style-name="P51"><text:s/>*************************************************/</text:p>
      <text:p text:style-name="P51"/>
      <text:p text:style-name="P77">#include "pere.h"</text:p>
      <text:p text:style-name="P51"/>
      <text:p text:style-name="P51">#define TAILLE_MESSAGE 256</text:p>
      <text:p text:style-name="P51"/>
      <text:p text:style-name="P77">int pere() {</text:p>
      <text:p text:style-name="P51"><text:s text:c="4"/></text:p>
      <text:p text:style-name="P51"><text:s text:c="4"/>char messageLire[TAILLE_MESSAGE], messageEcrire[TAILLE_MESSAGE];</text:p>
      <text:p text:style-name="P51"><text:s text:c="4"/></text:p>
      <text:p text:style-name="P51"><text:s text:c="4"/>extern int pipe_1[2];<text:tab/>//Pour communication entre les processus</text:p>
      <text:p text:style-name="P51"><text:s text:c="4"/></text:p>
      <text:p text:style-name="P51"><text:s text:c="4"/>//printf("\nFermeture de la sortie tube dans le père (pid = %d).\n",getpid());</text:p>
      <text:p text:style-name="P51"><text:s text:c="4"/>close(pipe_1[0]);</text:p>
      <text:p text:style-name="P51"><text:s text:c="4"/></text:p>
      <text:p text:style-name="P51"><text:s text:c="4"/>float fa_tq;</text:p>
      <text:p text:style-name="P51"><text:s text:c="4"/></text:p>
      <text:p text:style-name="P51"><text:s text:c="4"/>int ii=0; //initialisation pour la sauvegarde des points (ii=0 pour effacer ii=1 pour ecrire à la suite)</text:p>
      <text:p text:style-name="P51"><text:s text:c="4"/></text:p>
      <text:p text:style-name="P51"><text:s text:c="4"/>for (int i=0;i&lt;1000;i++){</text:p>
      <text:p text:style-name="P51"><text:s text:c="8"/></text:p>
      <text:p text:style-name="P77"><text:s text:c="8"/>printf("Début de l'envoi des consignes de couples au fils1 par le père (pid = %d)\n",getpid());</text:p>
      <text:p text:style-name="P51"><text:s text:c="8"/></text:p>
      <text:p text:style-name="P51"><text:s text:c="8"/>//entrée fa_tq</text:p>
      <text:p text:style-name="P51"><text:s text:c="8"/>if (i&lt;350){</text:p>
      <text:p text:style-name="P51"><text:s text:c="12"/>sprintf(messageEcrire, "2500");</text:p>
      <text:p text:style-name="P51"><text:s text:c="8"/>}</text:p>
      <text:p text:style-name="P51"><text:s text:c="8"/>else{</text:p>
      <text:p text:style-name="P51"><text:s text:c="12"/>sprintf(messageEcrire, "100");</text:p>
      <text:p text:style-name="P51"><text:s text:c="8"/>}</text:p>
      <text:p text:style-name="P51"><text:s text:c="8"/>fa_tq=atof(messageEcrire);</text:p>
      <text:p text:style-name="P51"><text:s text:c="8"/>saveData(fa_tq,"fa_tq.txt",ii);</text:p>
      <text:p text:style-name="P51"><text:s text:c="8"/></text:p>
      <text:p text:style-name="P51"><text:s text:c="5"/><text:span text:style-name="T80"><text:s text:c="3"/>printf("Le père envoie au fils1 : \"%s\".\n",messageEcrire);</text:span></text:p>
      <text:p text:style-name="P51"><text:s text:c="8"/>write(pipe_1[1], messageEcrire, TAILLE_MESSAGE);</text:p>
      <text:p text:style-name="P51"/>
      <text:p text:style-name="P51"><text:s text:c="8"/>//entrée ra_tq</text:p>
      <text:p text:style-name="P51"><text:s text:c="8"/>if (i&lt;350){</text:p>
      <text:p text:style-name="P51"><text:s text:c="12"/>sprintf(messageEcrire, "500");</text:p>
      <text:p text:style-name="P51"><text:s text:c="8"/>}</text:p>
      <text:p text:style-name="P51"><text:s text:c="8"/>else{</text:p>
      <text:p text:style-name="P51"><text:s text:c="12"/>sprintf(messageEcrire, "50");</text:p>
      <text:p text:style-name="P51"><text:s text:c="8"/>}</text:p>
      <text:p text:style-name="P51"><text:s text:c="8"/>fa_tq=atof(messageEcrire);</text:p>
      <text:p text:style-name="P51"><text:s text:c="8"/>saveData(fa_tq,"ra_tq.txt",ii);</text:p>
      <text:p text:style-name="P51"><text:s text:c="8"/></text:p>
      <text:p text:style-name="P51"><text:s text:c="8"/><text:span text:style-name="T80">printf("Le père envoie au fils1 : \"%s\".\n",messageEcrire);</text:span></text:p>
      <text:p text:style-name="P51"><text:s text:c="8"/>write(pipe_1[1], messageEcrire, TAILLE_MESSAGE);</text:p>
      <text:p text:style-name="P51"><text:soft-page-break/><text:s text:c="8"/></text:p>
      <text:p text:style-name="P51"><text:s text:c="7"/><text:span text:style-name="T80"><text:s/>printf("Fin de l'envoi des consignes de couples au fils1 par le père (pid = %d)\n\n",getpid());</text:span></text:p>
      <text:p text:style-name="P51"><text:s text:c="8"/></text:p>
      <text:p text:style-name="P51"><text:s text:c="8"/>usleep(10000); //Horloge de 10 ms</text:p>
      <text:p text:style-name="P51"><text:s text:c="8"/>ii=1;</text:p>
      <text:p text:style-name="P51"><text:s text:c="4"/>}</text:p>
      <text:p text:style-name="P51"><text:s text:c="4"/><text:span text:style-name="T106">wait(NULL) ;</text:span></text:p>
      <text:p text:style-name="P51"><text:s text:c="4"/>return 0;</text:p>
      <text:p text:style-name="P51">}</text:p>
      <text:p text:style-name="P51"/>
      <text:p text:style-name="P75"><text:span text:style-name="T14">supervisor_v2c/pere.</text:span><text:span text:style-name="T18">h </text:span><text:span text:style-name="T27">(instead of consigne.h)</text:span></text:p>
      <text:p text:style-name="P47"/>
      <text:p text:style-name="P88">#ifndef PERE_H</text:p>
      <text:p text:style-name="P82">#define PERE_H</text:p>
      <text:p text:style-name="P57"/>
      <text:p text:style-name="P57">#include &lt;stdio.h&gt;</text:p>
      <text:p text:style-name="P57">#include &lt;stdlib.h&gt;</text:p>
      <text:p text:style-name="P57">#include &lt;unistd.h&gt;</text:p>
      <text:p text:style-name="P57">#include &lt;sys/wait.h&gt;</text:p>
      <text:p text:style-name="P57">#include &lt;sys/types.h&gt;<text:tab/></text:p>
      <text:p text:style-name="P57"/>
      <text:p text:style-name="P57">#include "saveData.h"</text:p>
      <text:p text:style-name="P57"/>
      <text:p text:style-name="P57">using namespace std;</text:p>
      <text:p text:style-name="P57"/>
      <text:p text:style-name="P82">int pere();</text:p>
      <text:p text:style-name="P57"/>
      <text:p text:style-name="P57">#endif</text:p>
      <text:p text:style-name="P101">supervisor_v2c/fils1.cpp</text:p>
      <text:p text:style-name="P43"/>
      <text:p text:style-name="P64">/*************************************************</text:p>
      <text:p text:style-name="P56"><text:s/>* ****************** <text:s text:c="2"/>Fils 1 <text:s text:c="5"/>****************</text:p>
      <text:p text:style-name="P56"><text:s/>*************************************************/</text:p>
      <text:p text:style-name="P56"/>
      <text:p text:style-name="P83">#include "fils1.h"</text:p>
      <text:p text:style-name="P56"/>
      <text:p text:style-name="P56">#define TAILLE_MESSAGE 256</text:p>
      <text:p text:style-name="P56"/>
      <text:p text:style-name="P56">int fils1()</text:p>
      <text:p text:style-name="P56">{</text:p>
      <text:p text:style-name="P56"><text:s text:c="4"/><text:span text:style-name="T80">char can[15] = "canA";</text:span></text:p>
      <text:p text:style-name="P56"><text:s text:c="4"/></text:p>
      <text:p text:style-name="P56"><text:s text:c="4"/>char messageLire[TAILLE_MESSAGE], messageEcrire[TAILLE_MESSAGE];</text:p>
      <text:p text:style-name="P56"><text:s text:c="4"/>extern int pipe_1[2];</text:p>
      <text:p text:style-name="P56"><text:s text:c="4"/></text:p>
      <text:p text:style-name="P56"><text:s text:c="4"/>//printf("Fermeture de l'entrée tube dans le fils1 (pid = %d).\n",getpid());</text:p>
      <text:p text:style-name="P56"><text:s text:c="4"/>close(pipe_1[1]);</text:p>
      <text:p text:style-name="P56"><text:s text:c="4"/></text:p>
      <text:p text:style-name="P56"><text:s text:c="4"/>uint16_t consi;</text:p>
      <text:p text:style-name="P56"><text:s text:c="4"/></text:p>
      <text:p text:style-name="P56"><text:s text:c="3"/><text:span text:style-name="T80"><text:s/>FixedPoint fixed_point;</text:span></text:p>
      <text:p text:style-name="P56"><text:s text:c="4"/></text:p>
      <text:p text:style-name="P56"><text:s text:c="4"/>while(1) {</text:p>
      <text:p text:style-name="P56"><text:s text:c="8"/><text:span text:style-name="T80">printf("Début de l'envoi des consignes à la plateforme par le fils1 (pid = %d)\n",getpid());</text:span></text:p>
      <text:p text:style-name="P56"><text:s text:c="8"/></text:p>
      <text:p text:style-name="P56"><text:s text:c="8"/>//entrée fa_tq</text:p>
      <text:p text:style-name="P56"><text:s text:c="8"/>read(pipe_1[0], messageLire, TAILLE_MESSAGE);</text:p>
      <text:p text:style-name="P56"><text:s text:c="8"/><text:span text:style-name="T80">consi = fixed_point.to_can_u16(atof(messageLire), 5000.0, 0.0);</text:span></text:p>
      <text:p text:style-name="P56"><text:s text:c="7"/><text:span text:style-name="T80"><text:s/>sendInt16(1,consi,can);</text:span></text:p>
      <text:p text:style-name="P56"><text:s text:c="8"/></text:p>
      <text:p text:style-name="P56"><text:s text:c="8"/>//entrée ra_tq</text:p>
      <text:p text:style-name="P56"><text:s text:c="8"/>read(pipe_1[0], messageLire, TAILLE_MESSAGE);</text:p>
      <text:p text:style-name="P56"><text:s text:c="8"/><text:span text:style-name="T80">consi = fixed_point.to_can_u16(atof(messageLire), 1000.0, 0.0);</text:span></text:p>
      <text:p text:style-name="P56"><text:s text:c="8"/><text:span text:style-name="T80">sendInt16(2,consi,can);</text:span></text:p>
      <text:p text:style-name="P56"><text:s text:c="8"/></text:p>
      <text:p text:style-name="P56"><text:s text:c="8"/><text:span text:style-name="T80">printf("Fin de l'envoi des consignes à la plateforme par le fils1 (pid = %d)\n\n",getpid());</text:span></text:p>
      <text:p text:style-name="P56"><text:s text:c="4"/>}</text:p>
      <text:p text:style-name="P56"><text:s text:c="4"/></text:p>
      <text:p text:style-name="P56"><text:s text:c="4"/>return 0;</text:p>
      <text:p text:style-name="P56">}</text:p>
      <text:p text:style-name="P39"><text:span text:style-name="T14">supervisor_v2c/fils1.</text:span><text:span text:style-name="T19">h</text:span></text:p>
      <text:p text:style-name="P44"/>
      <text:p text:style-name="P92">#ifndef FILS1_H</text:p>
      <text:p text:style-name="P78">#define FILS1_H</text:p>
      <text:p text:style-name="P52"/>
      <text:p text:style-name="P52">#include &lt;stdio.h&gt;</text:p>
      <text:p text:style-name="P52">#include &lt;stdlib.h&gt;</text:p>
      <text:p text:style-name="P52">#include &lt;unistd.h&gt;</text:p>
      <text:p text:style-name="P52">#include &lt;sys/wait.h&gt;</text:p>
      <text:p text:style-name="P52">#include &lt;sys/types.h&gt;<text:tab/></text:p>
      <text:p text:style-name="P52"><text:soft-page-break/></text:p>
      <text:p text:style-name="P78">#include "sendInt16.h"</text:p>
      <text:p text:style-name="P78">#include "fixedPoint.hpp"</text:p>
      <text:p text:style-name="P52"/>
      <text:p text:style-name="P52">using namespace std;</text:p>
      <text:p text:style-name="P52"/>
      <text:p text:style-name="P52">int fils1();</text:p>
      <text:p text:style-name="P52"/>
      <text:p text:style-name="P52">#endif</text:p>
      <text:p text:style-name="P101">supervisor_v2c/fils2.cpp</text:p>
      <text:p text:style-name="P48"/>
      <text:p text:style-name="P64">/*************************************************</text:p>
      <text:p text:style-name="P56"><text:s/>* ****************** <text:s text:c="2"/>Fils 2 <text:s text:c="5"/>**************</text:p>
      <text:p text:style-name="P56"><text:s/>*************************************************/</text:p>
      <text:p text:style-name="P56"/>
      <text:p text:style-name="P83">#include "fils2.h"</text:p>
      <text:p text:style-name="P56"/>
      <text:p text:style-name="P56">int fils2()</text:p>
      <text:p text:style-name="P56">{</text:p>
      <text:p text:style-name="P56"><text:s text:c="4"/>char can[15] = "canA";</text:p>
      <text:p text:style-name="P56"><text:s text:c="4"/></text:p>
      <text:p text:style-name="P56"><text:s text:c="4"/>int ii=0; // initialise le fichier de sauvegarde pour ii=0</text:p>
      <text:p text:style-name="P56"><text:s text:c="4"/></text:p>
      <text:p text:style-name="P56"><text:s text:c="4"/>float sortie_modele_pla_speed,sortie_modele_pla_N ;</text:p>
      <text:p text:style-name="P56"><text:s text:c="4"/><text:span text:style-name="T80">uint16_t pla_speed_u16, pla_N_u16;</text:span></text:p>
      <text:p text:style-name="P56"><text:s text:c="4"/></text:p>
      <text:p text:style-name="P56"><text:s text:c="2"/><text:span text:style-name="T80"><text:s text:c="2"/>FixedPoint fixed_point;</text:span></text:p>
      <text:p text:style-name="P56"><text:s text:c="4"/></text:p>
      <text:p text:style-name="P56"><text:s text:c="4"/>while(1){</text:p>
      <text:p text:style-name="P56"><text:s text:c="8"/>printf("Début de la réception des vitesses par le fils2 (pid = %d).\n",getpid());</text:p>
      <text:p text:style-name="P56"><text:s text:c="8"/></text:p>
      <text:p text:style-name="P56"><text:s text:c="8"/>//reception de la vitesse plateforme</text:p>
      <text:p text:style-name="P56"><text:s text:c="8"/><text:span text:style-name="T80">pla_speed_u16 = recvInt16(1,can);</text:span></text:p>
      <text:p text:style-name="P56"><text:s text:c="8"/><text:span text:style-name="T80">sortie_modele_pla_speed = fixed_point.from_can_u16(pla_speed_u16,130.0,0.0);</text:span></text:p>
      <text:p text:style-name="P56"><text:s text:c="8"/></text:p>
      <text:p text:style-name="P56"><text:s text:c="8"/>//reception de la vitesse des roues</text:p>
      <text:p text:style-name="P56"><text:s text:c="8"/><text:span text:style-name="T80">pla_N_u16 = recvInt16(2,can);</text:span></text:p>
      <text:p text:style-name="P83"><text:s text:c="8"/>sortie_modele_pla_N = fixed_point.from_can_u16(pla_N_u16,1100.0,0.0);</text:p>
      <text:p text:style-name="P56"><text:s text:c="8"/></text:p>
      <text:p text:style-name="P56"><text:s text:c="8"/>printf("Fin de la réception des vitesses par le fils2 (pid = %d).\n",getpid());</text:p>
      <text:p text:style-name="P56"><text:s text:c="8"/></text:p>
      <text:p text:style-name="P56"><text:s text:c="8"/>saveData(sortie_modele_pla_speed,"pla_speed.txt",ii);</text:p>
      <text:p text:style-name="P56"><text:s text:c="8"/>saveData(sortie_modele_pla_N,"pla_N.txt",ii);</text:p>
      <text:p text:style-name="P56"><text:s text:c="8"/></text:p>
      <text:p text:style-name="P56"><text:s text:c="8"/>printf("Écriture dans le fichier texte terminée par le fils 2 (pid = %d) .\n",getpid());</text:p>
      <text:p text:style-name="P56"><text:s text:c="8"/>ii=1;</text:p>
      <text:p text:style-name="P56"><text:s text:c="4"/>}</text:p>
      <text:p text:style-name="P56"><text:s text:c="4"/></text:p>
      <text:p text:style-name="P56"><text:s text:c="4"/>return 0;</text:p>
      <text:p text:style-name="P56">}</text:p>
      <text:p text:style-name="P39"><text:span text:style-name="T14">supervisor_v2c/fils2.</text:span><text:span text:style-name="T19">h</text:span></text:p>
      <text:p text:style-name="P45"/>
      <text:p text:style-name="P89">#ifndef FILS2_H</text:p>
      <text:p text:style-name="P84">#define FILS2_H</text:p>
      <text:p text:style-name="P58"/>
      <text:p text:style-name="P58">#include &lt;stdio.h&gt;</text:p>
      <text:p text:style-name="P58">#include &lt;stdlib.h&gt;</text:p>
      <text:p text:style-name="P58">#include &lt;unistd.h&gt;</text:p>
      <text:p text:style-name="P58">#include &lt;sys/wait.h&gt;</text:p>
      <text:p text:style-name="P58"/>
      <text:p text:style-name="P84">#include "recvInt16.h"</text:p>
      <text:p text:style-name="P84"><text:soft-page-break/>#include "saveData.h"</text:p>
      <text:p text:style-name="P84">#include "fixedPoint.hpp"</text:p>
      <text:p text:style-name="P58"/>
      <text:p text:style-name="P58">using namespace std;</text:p>
      <text:p text:style-name="P58"/>
      <text:p text:style-name="P58">int fils2();</text:p>
      <text:p text:style-name="P58"/>
      <text:p text:style-name="P58">#endif</text:p>
      <text:p text:style-name="P101">platform_v2c/main.cpp</text:p>
      <text:p text:style-name="P43"/>
      <text:p text:style-name="P64">/*************************************************</text:p>
      <text:p text:style-name="P56"><text:s/>* ******************* <text:s text:c="2"/>Main <text:s text:c="3"/>*****************</text:p>
      <text:p text:style-name="P56"><text:s/>*************************************************/</text:p>
      <text:p text:style-name="P56"/>
      <text:p text:style-name="P83">#include &lt;stdio.h&gt;</text:p>
      <text:p text:style-name="P83"/>
      <text:p text:style-name="P83">#include "pere.h"</text:p>
      <text:p text:style-name="P83">#include "fils1.h"</text:p>
      <text:p text:style-name="P83">#include "fils2.h"</text:p>
      <text:p text:style-name="P56"/>
      <text:p text:style-name="P56">#define TAILLE_MESSAGE 256 /* Correspond à la taille de la chaîne à lire et à écrire */</text:p>
      <text:p text:style-name="P56"/>
      <text:p text:style-name="P56">int pipe_p_1[2]; // Déclaration du pipe entre le père et le fils1</text:p>
      <text:p text:style-name="P56">int pipe_1_2[2]; // Déclaration du pipe entre le fils1 et le fils2</text:p>
      <text:p text:style-name="P56"/>
      <text:p text:style-name="P56">int main(void)</text:p>
      <text:p text:style-name="P56">{</text:p>
      <text:p text:style-name="P56"><text:s text:c="4"/>pid_t pid_fils1; // Déclaration du processus fils1</text:p>
      <text:p text:style-name="P56"><text:s text:c="4"/>pid_t pid_fils2; // Déclaration du processus fils2</text:p>
      <text:p text:style-name="P56"><text:s text:c="4"/></text:p>
      <text:p text:style-name="P56"><text:s text:c="4"/>pipe(pipe_p_1); // Création du pipe entre le père et le fils1</text:p>
      <text:p text:style-name="P56"><text:s text:c="4"/>pipe(pipe_1_2); // Création du pipe entre le fils1 et le fils2</text:p>
      <text:p text:style-name="P56"><text:s text:c="4"/></text:p>
      <text:p text:style-name="P56"><text:s text:c="4"/>char messageLire[TAILLE_MESSAGE], messageEcrire[TAILLE_MESSAGE];</text:p>
      <text:p text:style-name="P56"><text:s text:c="4"/></text:p>
      <text:p text:style-name="P56"><text:s text:c="4"/>pid_fils1 = fork(); // Création du fils1</text:p>
      <text:p text:style-name="P56"><text:s text:c="4"/>if(pid_fils1 == -1)</text:p>
      <text:p text:style-name="P56"><text:s text:c="4"/>{</text:p>
      <text:p text:style-name="P56"><text:s text:c="8"/>fprintf(stderr, "Erreur de création du processus fils1.\n");</text:p>
      <text:p text:style-name="P56"><text:s text:c="8"/>return 1;</text:p>
      <text:p text:style-name="P56"><text:s text:c="4"/>}</text:p>
      <text:p text:style-name="P37"><text:span text:style-name="T80"><text:s text:c="5"/></text:span><text:span text:style-name="T94">if(pid_fils2 == -1) <text:s text:c="3"/></text:span></text:p>
      <text:p text:style-name="P97"><text:s text:c="5"/>{</text:p>
      <text:p text:style-name="P97"><text:s text:c="9"/>fprintf(stderr, "Erreur de création du processus fils2.\n");</text:p>
      <text:p text:style-name="P97"><text:s text:c="9"/>return 1;</text:p>
      <text:p text:style-name="P97"><text:s text:c="5"/>}</text:p>
      <text:p text:style-name="P56"><text:s text:c="4"/></text:p>
      <text:p text:style-name="P56"><text:s text:c="4"/>if(pid_fils1 == 0)</text:p>
      <text:p text:style-name="P56"><text:s text:c="4"/>{</text:p>
      <text:p text:style-name="P56"><text:s text:c="8"/>// On est dans le fils1</text:p>
      <text:p text:style-name="P56"><text:s text:c="8"/>fils1();</text:p>
      <text:p text:style-name="P56"><text:s text:c="4"/>}</text:p>
      <text:p text:style-name="P56"><text:s text:c="4"/>else</text:p>
      <text:p text:style-name="P56"><text:s text:c="4"/>{</text:p>
      <text:p text:style-name="P56"><text:s text:c="8"/>pid_fils2 = fork(); // Création du fils2</text:p>
      <text:p text:style-name="P56"><text:s text:c="8"/><text:span text:style-name="T80">if(pid_fils2 == -1) <text:s text:c="3"/></text:span></text:p>
      <text:p text:style-name="P83"><text:s text:c="8"/>{</text:p>
      <text:p text:style-name="P83"><text:s text:c="12"/>fprintf(stderr, "Erreur de création du processus fils2.\n");</text:p>
      <text:p text:style-name="P83"><text:s text:c="12"/>return 1;</text:p>
      <text:p text:style-name="P83"><text:s text:c="8"/>}</text:p>
      <text:p text:style-name="P56"><text:soft-page-break/><text:s text:c="8"/></text:p>
      <text:p text:style-name="P56"><text:s text:c="8"/>if (pid_fils2 == 0)</text:p>
      <text:p text:style-name="P56"><text:s text:c="8"/>{</text:p>
      <text:p text:style-name="P56"><text:s text:c="12"/>// On est dans le fils2</text:p>
      <text:p text:style-name="P56"><text:s text:c="12"/>fils2();</text:p>
      <text:p text:style-name="P56"><text:s text:c="8"/>}</text:p>
      <text:p text:style-name="P56"><text:s text:c="8"/>else {</text:p>
      <text:p text:style-name="P56"><text:s text:c="12"/>// On est dans le père</text:p>
      <text:p text:style-name="P56"><text:s text:c="12"/>pere();</text:p>
      <text:p text:style-name="P56"><text:s text:c="8"/>}</text:p>
      <text:p text:style-name="P56"><text:s text:c="4"/>}</text:p>
      <text:p text:style-name="P56"><text:s text:c="4"/></text:p>
      <text:p text:style-name="P56"><text:s text:c="4"/>return 0;</text:p>
      <text:p text:style-name="P56">}</text:p>
      <text:p text:style-name="P56"/>
      <text:p text:style-name="P99"><text:span text:style-name="T14">platform_v2c/</text:span><text:span text:style-name="T19">pere</text:span><text:span text:style-name="T14">.cpp</text:span></text:p>
      <text:p text:style-name="P65"/>
      <text:p text:style-name="P65">/*************************************************</text:p>
      <text:p text:style-name="P58"><text:s/>* ****************** <text:s text:c="3"/>Père <text:s text:c="6"/>****************</text:p>
      <text:p text:style-name="P58"><text:s/>*************************************************/</text:p>
      <text:p text:style-name="P58"/>
      <text:p text:style-name="P58">/* Père, qui récupère les nouvelles consignes de couple envoyées par le superviseur sur le bus CAN désiré */</text:p>
      <text:p text:style-name="P58"/>
      <text:p text:style-name="P84">#include "pere.h"</text:p>
      <text:p text:style-name="P58"/>
      <text:p text:style-name="P58">#define TAILLE_MESSAGE 256 /* Correspond à la taille de la chaîne à lire et à écrire */</text:p>
      <text:p text:style-name="P58"/>
      <text:p text:style-name="P58">int pere(){</text:p>
      <text:p text:style-name="P58"><text:s text:c="4"/></text:p>
      <text:p text:style-name="P58"><text:s text:c="4"/>char can[15]="canA";</text:p>
      <text:p text:style-name="P58"><text:s text:c="4"/></text:p>
      <text:p text:style-name="P58"><text:s text:c="4"/>char messageLire[TAILLE_MESSAGE], messageEcrire[TAILLE_MESSAGE];</text:p>
      <text:p text:style-name="P58"><text:s text:c="4"/>extern int pipe_p_1[2];</text:p>
      <text:p text:style-name="P58"><text:s text:c="4"/></text:p>
      <text:p text:style-name="P58"><text:s text:c="4"/>//printf("\nFermeture de la sortie tube p_1 dans le père (pid = %d).\n",getpid());</text:p>
      <text:p text:style-name="P58"><text:s text:c="4"/>close(pipe_p_1[0]);</text:p>
      <text:p text:style-name="P58"><text:s text:c="4"/></text:p>
      <text:p text:style-name="P58"><text:s text:c="4"/>float consigne;</text:p>
      <text:p text:style-name="P58"><text:s text:c="4"/></text:p>
      <text:p text:style-name="P58"><text:s text:c="4"/><text:span text:style-name="T80">FixedPoint fixed_point;</text:span></text:p>
      <text:p text:style-name="P58"><text:s text:c="4"/></text:p>
      <text:p text:style-name="P58"><text:s text:c="4"/>while(1) {</text:p>
      <text:p text:style-name="P58"><text:s text:c="8"/><text:span text:style-name="T80">printf("Début de l'envoi des consignes de couples au fils1 par le père (pid = %d)\n",getpid());</text:span></text:p>
      <text:p text:style-name="P58"><text:s text:c="8"/></text:p>
      <text:p text:style-name="P58"><text:s text:c="8"/>//entree fa_tq</text:p>
      <text:p text:style-name="P58"><text:s text:c="7"/><text:span text:style-name="T80"><text:s/>consigne = fixed_point.from_can_u16(recvInt16(1,can), 5000.0, 0.0);</text:span></text:p>
      <text:p text:style-name="P58"><text:s text:c="8"/>sprintf(messageEcrire, "%f",consigne);</text:p>
      <text:p text:style-name="P58"><text:s text:c="8"/>printf("Le père envoie le message suivant au fils1 : \"%s\".\n",messageEcrire);</text:p>
      <text:p text:style-name="P58"><text:s text:c="8"/>write(pipe_p_1[1], messageEcrire, TAILLE_MESSAGE);</text:p>
      <text:p text:style-name="P58"><text:s text:c="8"/></text:p>
      <text:p text:style-name="P58"><text:s text:c="8"/>//entree ra_tq</text:p>
      <text:p text:style-name="P58"><text:s text:c="8"/><text:span text:style-name="T80">consigne = fixed_point.from_can_u16(recvInt16(2,can), 1000.0, 0.0);</text:span></text:p>
      <text:p text:style-name="P58"><text:s text:c="8"/>sprintf(messageEcrire, "%f",consigne);</text:p>
      <text:p text:style-name="P58"><text:s text:c="8"/>printf("Le père envoie le message suivant au fils1 : \"%s\".\n",messageEcrire);</text:p>
      <text:p text:style-name="P58"><text:s text:c="8"/>write(pipe_p_1[1], messageEcrire, TAILLE_MESSAGE);</text:p>
      <text:p text:style-name="P58"><text:s text:c="8"/></text:p>
      <text:p text:style-name="P58"><text:s text:c="8"/><text:span text:style-name="T80">printf("Fin de l'envoi des consignes de couples au fils1 par le père (pid = %d)\n\n",getpid());</text:span></text:p>
      <text:p text:style-name="P58"><text:s text:c="4"/>}</text:p>
      <text:p text:style-name="P58"><text:s text:c="4"/></text:p>
      <text:p text:style-name="P58"><text:s text:c="4"/>return 0;</text:p>
      <text:p text:style-name="P58">}</text:p>
      <text:p text:style-name="P42"><text:span text:style-name="T14">platform_v2c/</text:span><text:span text:style-name="T19">pere</text:span><text:span text:style-name="T14">.</text:span><text:span text:style-name="T22">h</text:span></text:p>
      <text:p text:style-name="P90">#ifndef PERE_H</text:p>
      <text:p text:style-name="P85">#define PERE_H</text:p>
      <text:p text:style-name="P85"/>
      <text:p text:style-name="P85">#include &lt;stdio.h&gt;</text:p>
      <text:p text:style-name="P85"><text:soft-page-break/>#include &lt;stdlib.h&gt;</text:p>
      <text:p text:style-name="P85">#include &lt;unistd.h&gt;</text:p>
      <text:p text:style-name="P85">#include &lt;sys/wait.h&gt;</text:p>
      <text:p text:style-name="P85"/>
      <text:p text:style-name="P85">#include "recvInt16.h"</text:p>
      <text:p text:style-name="P85">#include "fixedPoint.hpp"</text:p>
      <text:p text:style-name="P60"/>
      <text:p text:style-name="P60">using namespace std;</text:p>
      <text:p text:style-name="P60"/>
      <text:p text:style-name="P60">int pere();</text:p>
      <text:p text:style-name="P60"/>
      <text:p text:style-name="P60">#endif</text:p>
      <text:p text:style-name="P100"><text:span text:style-name="T14">platform_v2c/</text:span><text:span text:style-name="T20">fils1</text:span><text:span text:style-name="T14">.cpp</text:span></text:p>
      <text:p text:style-name="P68"/>
      <text:p text:style-name="P68">/*************************************************</text:p>
      <text:p text:style-name="P53"><text:s/>* ****************** <text:s text:c="2"/>Fils 1 <text:s text:c="5"/>**************</text:p>
      <text:p text:style-name="P53"><text:s/>*************************************************/</text:p>
      <text:p text:style-name="P53"/>
      <text:p text:style-name="P53">/* Fils 1, qui effectue le pas de simulation de la plateforme après avoir reçu les nouvelles consignes du père */</text:p>
      <text:p text:style-name="P53"/>
      <text:p text:style-name="P79">#include "fils1.h"</text:p>
      <text:p text:style-name="P53"/>
      <text:p text:style-name="P53">#define TAILLE_MESSAGE 256 /* Correspond à la taille de la chaîne à lire et à écrire */</text:p>
      <text:p text:style-name="P53"/>
      <text:p text:style-name="P53">int fils1() {</text:p>
      <text:p text:style-name="P53"><text:s text:c="4"/></text:p>
      <text:p text:style-name="P53"><text:s text:c="4"/>char messageLire[TAILLE_MESSAGE], messageEcrire[TAILLE_MESSAGE];</text:p>
      <text:p text:style-name="P53"><text:s text:c="4"/>extern int pipe_p_1[2];</text:p>
      <text:p text:style-name="P53"><text:s text:c="4"/>extern int pipe_1_2[2];</text:p>
      <text:p text:style-name="P53"><text:s text:c="4"/></text:p>
      <text:p text:style-name="P53"><text:s text:c="4"/>//printf("Fermeture de l'entrée tube p_1 dans le fils1 (pid = %d).\n",getpid());</text:p>
      <text:p text:style-name="P53"><text:s text:c="4"/>close(pipe_p_1[1]);</text:p>
      <text:p text:style-name="P53"><text:s text:c="4"/>//printf("Fermeture de la sortie tube 1_2 dans le fils1 (pid = %d).\n",getpid());</text:p>
      <text:p text:style-name="P53"><text:s text:c="4"/>close(pipe_1_2[0]);</text:p>
      <text:p text:style-name="P53"><text:s text:c="4"/></text:p>
      <text:p text:style-name="P53"><text:s text:c="4"/>platform_initialize();</text:p>
      <text:p text:style-name="P53"><text:s text:c="4"/></text:p>
      <text:p text:style-name="P53"><text:s text:c="4"/>while(1) {</text:p>
      <text:p text:style-name="P53"><text:s text:c="8"/><text:span text:style-name="T80">printf("Début de l'exécution d'un pas de simulation par le fils1 (pid = %d)\n",getpid());</text:span></text:p>
      <text:p text:style-name="P79"><text:s text:c="8"/></text:p>
      <text:p text:style-name="P53"><text:s text:c="8"/>read(pipe_p_1[0], messageLire, TAILLE_MESSAGE);</text:p>
      <text:p text:style-name="P53"><text:s text:c="8"/>platform_U.FA_TQ=atof(messageLire);</text:p>
      <text:p text:style-name="P53"><text:s text:c="8"/>//printf("Le fils1 a reçu la consigne FA_TQ suivante du père : \"%s\".\n", getpid(), messageLire);</text:p>
      <text:p text:style-name="P53"><text:s text:c="8"/></text:p>
      <text:p text:style-name="P53"><text:s text:c="8"/>read(pipe_p_1[0], messageLire, TAILLE_MESSAGE);</text:p>
      <text:p text:style-name="P53"><text:s text:c="8"/>platform_U.RA_TQ=atof(messageLire);</text:p>
      <text:p text:style-name="P53"><text:s text:c="8"/>//printf("Le fils1 a reçu lla consigne RA_TQ suivante du père : \"%s\".\n", getpid(), messageLire);</text:p>
      <text:p text:style-name="P53"><text:s text:c="8"/></text:p>
      <text:p text:style-name="P53"><text:s text:c="8"/>rt_OneStep();</text:p>
      <text:p text:style-name="P53"><text:s text:c="8"/></text:p>
      <text:p text:style-name="P53"><text:s text:c="8"/>sprintf(messageEcrire, "%f",platform_Y.PLA_SPEED);</text:p>
      <text:p text:style-name="P53"><text:s text:c="8"/>write(pipe_1_2[1], messageEcrire, TAILLE_MESSAGE);</text:p>
      <text:p text:style-name="P53"><text:s text:c="8"/></text:p>
      <text:p text:style-name="P53"><text:s text:c="8"/>sprintf(messageEcrire, "%f",platform_Y.PLA_N);</text:p>
      <text:p text:style-name="P53"><text:s text:c="8"/>write(pipe_1_2[1], messageEcrire, TAILLE_MESSAGE);</text:p>
      <text:p text:style-name="P53"><text:s text:c="8"/></text:p>
      <text:p text:style-name="P53"><text:s text:c="8"/><text:span text:style-name="T80">printf("Fin de l'exécution d'un pas de simulation par le fils1 (pid = %d)\n\n",getpid());</text:span></text:p>
      <text:p text:style-name="P53"><text:s text:c="4"/>}</text:p>
      <text:p text:style-name="P53"><text:s text:c="4"/></text:p>
      <text:p text:style-name="P53"><text:s text:c="4"/><text:span text:style-name="T80">platform_terminate();</text:span></text:p>
      <text:p text:style-name="P53"><text:s text:c="4"/></text:p>
      <text:p text:style-name="P53"><text:soft-page-break/><text:s text:c="4"/>return 0;</text:p>
      <text:p text:style-name="P53">}</text:p>
      <text:p text:style-name="P41"><text:span text:style-name="T14">platform_v2c/</text:span><text:span text:style-name="T20">fils</text:span><text:span text:style-name="T21">1</text:span><text:span text:style-name="T20">.</text:span><text:span text:style-name="T21">h</text:span></text:p>
      <text:p text:style-name="P72"/>
      <text:p text:style-name="P93">#ifndef FILS1_H</text:p>
      <text:p text:style-name="P80">#define FILS1_H</text:p>
      <text:p text:style-name="P80"/>
      <text:p text:style-name="P80">#include &lt;stdio.h&gt;</text:p>
      <text:p text:style-name="P80">#include &lt;stdlib.h&gt;</text:p>
      <text:p text:style-name="P80">#include &lt;unistd.h&gt;</text:p>
      <text:p text:style-name="P80">#include &lt;sys/wait.h&gt;</text:p>
      <text:p text:style-name="P80"/>
      <text:p text:style-name="P80">#include "platform.h"</text:p>
      <text:p text:style-name="P80">#include "rtwtypes.h"</text:p>
      <text:p text:style-name="P54">#include "ert_main.h"</text:p>
      <text:p text:style-name="P54"/>
      <text:p text:style-name="P54">using namespace std;</text:p>
      <text:p text:style-name="P54"/>
      <text:p text:style-name="P54">int fils1();</text:p>
      <text:p text:style-name="P54"/>
      <text:p text:style-name="P54">#endif</text:p>
      <text:p text:style-name="P100"><text:span text:style-name="T14">platform_v2c/</text:span><text:span text:style-name="T20">fils2.</text:span><text:span text:style-name="T14">cpp</text:span></text:p>
      <text:p text:style-name="P66"/>
      <text:p text:style-name="P66">/*************************************************</text:p>
      <text:p text:style-name="P59"><text:s/>* ****************** <text:s text:c="2"/>Fils 2 <text:s text:c="5"/>**************</text:p>
      <text:p text:style-name="P59"><text:s/>*************************************************/</text:p>
      <text:p text:style-name="P59"/>
      <text:p text:style-name="P59">/* Fils 2, qui envoie les nouvelles vitesses (vitesse du véhicule et vitesse de la roue) au superviseur par le bus CAN souhaité */</text:p>
      <text:p text:style-name="P59"/>
      <text:p text:style-name="P86">#include "fils2.h"</text:p>
      <text:p text:style-name="P59"/>
      <text:p text:style-name="P59">#define TAILLE_MESSAGE 256 /* Correspond à la taille de la chaîne à lire et à écrire */</text:p>
      <text:p text:style-name="P59"/>
      <text:p text:style-name="P59">int fils2() {</text:p>
      <text:p text:style-name="P59"><text:s text:c="4"/></text:p>
      <text:p text:style-name="P59"><text:s text:c="4"/><text:span text:style-name="T80">char can[15] = "canA";</text:span></text:p>
      <text:p text:style-name="P59"><text:s text:c="4"/></text:p>
      <text:p text:style-name="P59"><text:s text:c="4"/>char messageLire[TAILLE_MESSAGE], messageEcrire[TAILLE_MESSAGE];</text:p>
      <text:p text:style-name="P59"><text:s text:c="4"/>extern int pipe_1_2[2];</text:p>
      <text:p text:style-name="P59"><text:s text:c="4"/></text:p>
      <text:p text:style-name="P59"><text:s text:c="4"/>//printf("Fermeture de l'entree tube 1_2 dans le fils2 (pid = %d) .\n",getpid());</text:p>
      <text:p text:style-name="P59"><text:s text:c="4"/>close(pipe_1_2[1]);</text:p>
      <text:p text:style-name="P59"><text:s text:c="4"/></text:p>
      <text:p text:style-name="P59"><text:s text:c="4"/>float pla_speed;</text:p>
      <text:p text:style-name="P59"><text:s text:c="4"/>float pla_n;</text:p>
      <text:p text:style-name="P59"><text:s text:c="4"/></text:p>
      <text:p text:style-name="P59"><text:s text:c="4"/><text:span text:style-name="T107">FixedPoint fixed_point;</text:span></text:p>
      <text:p text:style-name="P59"><text:s text:c="4"/></text:p>
      <text:p text:style-name="P59"><text:s text:c="4"/>while(1) {</text:p>
      <text:p text:style-name="P59"><text:s text:c="7"/><text:span text:style-name="T80"><text:s/>printf("Début de l'envoi des vitesses au superviseur par le fils2 (pid = %d)\n",getpid());</text:span></text:p>
      <text:p text:style-name="P59"><text:s text:c="8"/></text:p>
      <text:p text:style-name="P59"><text:s text:c="8"/>// Vitesse du véhicule</text:p>
      <text:p text:style-name="P59"><text:s text:c="8"/>read(pipe_1_2[0], messageLire, TAILLE_MESSAGE);</text:p>
      <text:p text:style-name="P59"><text:s text:c="8"/>pla_speed = atof(messageLire);</text:p>
      <text:p text:style-name="P59"><text:s text:c="8"/>printf("Le fils2 envoie la vitesse du véhicule km/h= %f au superviseur\n",pla_speed);</text:p>
      <text:p text:style-name="P59"><text:s text:c="8"/><text:span text:style-name="T80">sendInt16(1,fixed_point.to_can_u16(pla_speed, 130.0, 0.0),can);</text:span></text:p>
      <text:p text:style-name="P59"><text:s text:c="8"/></text:p>
      <text:p text:style-name="P59"><text:s text:c="8"/>// Vitesse des roues</text:p>
      <text:p text:style-name="P59"><text:s text:c="8"/>read(pipe_1_2[0], messageLire, TAILLE_MESSAGE);</text:p>
      <text:p text:style-name="P59"><text:s text:c="8"/>pla_n = atof(messageLire);</text:p>
      <text:p text:style-name="P59"><text:s text:c="8"/>printf("Le fils2 envoie la vitesse de la roue tr/min = %f au superviseur\n",pla_n);</text:p>
      <text:p text:style-name="P59"><text:s text:c="8"/><text:span text:style-name="T80">sendInt16(2,fixed_point.to_can_u16(pla_n, 1100.0, 0.0),can);</text:span></text:p>
      <text:p text:style-name="P59"><text:s text:c="8"/></text:p>
      <text:p text:style-name="P59"><text:s text:c="8"/><text:span text:style-name="T80">printf("Fin de l'envoi des vitesses au superviseur par le fils2\n (pid = %d)\n\n",getpid());</text:span></text:p>
      <text:p text:style-name="P59"><text:s text:c="4"/>}</text:p>
      <text:p text:style-name="P59"><text:s text:c="4"/></text:p>
      <text:p text:style-name="P59"><text:s text:c="4"/>return 0;</text:p>
      <text:p text:style-name="P59">}</text:p>
      <text:p text:style-name="P40"><text:span text:style-name="T14">platform_v2c/</text:span><text:span text:style-name="T20">fils2.h</text:span></text:p>
      <text:p text:style-name="P69"/>
      <text:p text:style-name="P94">#ifndef FILS2_H</text:p>
      <text:p text:style-name="P79">#define FILS2_H</text:p>
      <text:p text:style-name="P79"><text:soft-page-break/></text:p>
      <text:p text:style-name="P79">#include &lt;stdio.h&gt;</text:p>
      <text:p text:style-name="P79">#include &lt;stdlib.h&gt;</text:p>
      <text:p text:style-name="P79">#include &lt;unistd.h&gt;</text:p>
      <text:p text:style-name="P79">#include &lt;sys/wait.h&gt;</text:p>
      <text:p text:style-name="P79"/>
      <text:p text:style-name="P79">#include "sendInt16.h"</text:p>
      <text:p text:style-name="P79">#include "fixedPoint.hpp"</text:p>
      <text:p text:style-name="P53"/>
      <text:p text:style-name="P53">using namespace std;</text:p>
      <text:p text:style-name="P53"/>
      <text:p text:style-name="P53">int fils2();</text:p>
      <text:p text:style-name="P53"/>
      <text:p text:style-name="P53">#endif</text:p>
      <text:p text:style-name="P53"/>
      <text:p text:style-name="P103"><text:span text:style-name="T14">sendInt16.cpp </text:span><text:span text:style-name="T25">(instead of sendFloat.cpp)</text:span></text:p>
      <text:p text:style-name="P70"/>
      <text:p text:style-name="P70">/*************************************************</text:p>
      <text:p text:style-name="P55"><text:s/>* ****************** <text:s text:c="2"/>sendInt16 <text:s text:c="2"/>**************</text:p>
      <text:p text:style-name="P55"><text:s/>*************************************************/</text:p>
      <text:p text:style-name="P55"/>
      <text:p text:style-name="P55">/*/</text:p>
      <text:p text:style-name="P55">Fonctionnement de sendInt16 :</text:p>
      <text:p text:style-name="P55"/>
      <text:p text:style-name="P55">Ouvre le port canA ou canB (argument en entrée de la fonction)</text:p>
      <text:p text:style-name="P55">Récupère le uint16_t (ce nombre entier doit avoir au maximum 8 caractères, ce qui est bien le cas puisqu'il va jusqu'à 66535)</text:p>
      <text:p text:style-name="P55">Le transforme en char</text:p>
      <text:p text:style-name="P55">Envoie sur le CAN</text:p>
      <text:p text:style-name="P55">/*/</text:p>
      <text:p text:style-name="P55"/>
      <text:p text:style-name="P81">#include "sendInt16.h"</text:p>
      <text:p text:style-name="P55"/>
      <text:p text:style-name="P55">extern int optind, opterr, optopt;</text:p>
      <text:p text:style-name="P55"/>
      <text:p text:style-name="P81">float *sendInt16(int identificateur,uint16_t nombre, char *port) {</text:p>
      <text:p text:style-name="P55"><text:s text:c="4"/></text:p>
      <text:p text:style-name="P55"><text:s text:c="4"/>char appDeviceName[15];</text:p>
      <text:p text:style-name="P55"><text:s text:c="4"/>sprintf(appDeviceName,"/dev/%s",port);</text:p>
      <text:p text:style-name="P55"><text:s text:c="4"/></text:p>
      <text:p text:style-name="P55"><text:s text:c="4"/>struct can_frame frame = {</text:p>
      <text:p text:style-name="P55"><text:s text:c="8"/>//can_id = 1,</text:p>
      <text:p text:style-name="P55"><text:s text:c="4"/>};</text:p>
      <text:p text:style-name="P55"><text:s text:c="4"/>int loopcount = 1, infinite = 0;</text:p>
      <text:p text:style-name="P55"><text:s text:c="4"/>int s, opt, ret, i, dlc = 0, rtr = 0, extended = 0;</text:p>
      <text:p text:style-name="P55"><text:s text:c="4"/>int verbose = 0,pattern = 0;</text:p>
      <text:p text:style-name="P55"><text:s text:c="4"/></text:p>
      <text:p text:style-name="P55"><text:s text:c="4"/>short appRetVal, appWRetVal;</text:p>
      <text:p text:style-name="P55"><text:s text:c="4"/>char *optout = NULL;</text:p>
      <text:p text:style-name="P55"><text:s text:c="4"/>//char *optout = TRUE;</text:p>
      <text:p text:style-name="P55"><text:s text:c="4"/>FILE *TX;</text:p>
      <text:p text:style-name="P55"><text:s text:c="4"/>int appDevHandle;</text:p>
      <text:p text:style-name="P55"><text:s text:c="4"/>char ch;</text:p>
      <text:p text:style-name="P55"><text:s text:c="4"/>int count = 0, id = 1;</text:p>
      <text:p text:style-name="P55"><text:s text:c="4"/>unsigned long fcount = 1;</text:p>
      <text:p text:style-name="P55"><text:s text:c="4"/></text:p>
      <text:p text:style-name="P55"><text:s text:c="4"/>void handler_fin (int unused);</text:p>
      <text:p text:style-name="P55"><text:s text:c="4"/></text:p>
      <text:p text:style-name="P55"><text:s text:c="4"/>struct can_btr btr;</text:p>
      <text:p text:style-name="P55"><text:s text:c="4"/>struct sigaction sa_fin;<text:tab/><text:tab/>//Declaration pour terminaison (ctrl-C)</text:p>
      <text:p text:style-name="P55"><text:s text:c="4"/>pid_t pid;</text:p>
      <text:p text:style-name="P55"><text:s text:c="4"/></text:p>
      <text:p text:style-name="P55"><text:s text:c="4"/>/***************************************************</text:p>
      <text:p text:style-name="P55"><text:s text:c="5"/>* *********** <text:s text:c="2"/>Conversion int16_t ASCII <text:s text:c="4"/>**********</text:p>
      <text:p text:style-name="P55"><text:s text:c="5"/>****************************************************/</text:p>
      <text:p text:style-name="P55"><text:s text:c="4"/>ostringstream os;</text:p>
      <text:p text:style-name="P55"><text:s text:c="4"/>os &lt;&lt; nombre;</text:p>
      <text:p text:style-name="P55"><text:soft-page-break/><text:s text:c="4"/>string st=os.str();</text:p>
      <text:p text:style-name="P55"><text:s text:c="4"/>char CHAINE[st.size()];</text:p>
      <text:p text:style-name="P55"><text:s text:c="4"/><text:span text:style-name="T80">sprintf(CHAINE , "%d",nombre);</text:span></text:p>
      <text:p text:style-name="P55"><text:s text:c="4"/></text:p>
      <text:p text:style-name="P55"><text:s text:c="4"/>//cout &lt;&lt; "Size = " &lt;&lt; s.size() &lt;&lt;endl;</text:p>
      <text:p text:style-name="P55"><text:s text:c="4"/></text:p>
      <text:p text:style-name="P55"><text:s text:c="4"/>/*</text:p>
      <text:p text:style-name="P55"><text:s text:c="5"/>* <text:s text:c="3"/>for (int i1=0 ; i1&lt;s.size() ; i1++){</text:p>
      <text:p text:style-name="P55"><text:s text:c="5"/>* <text:s text:c="3"/>int x = CHAINE[i1];</text:p>
      <text:p text:style-name="P55"><text:s text:c="5"/>* <text:s text:c="3"/></text:p>
      <text:p text:style-name="P55"><text:s text:c="5"/>* <text:s text:c="3"/>cout &lt;&lt; "The character '" &lt;&lt; CHAINE[i1] &lt;&lt; "' has an ASCII code of " &lt;&lt; std::hex &lt;&lt; x &lt;&lt; endl;</text:p>
      <text:p text:style-name="P55">}</text:p>
      <text:p text:style-name="P55">*/</text:p>
      <text:p text:style-name="P55"><text:s text:c="4"/></text:p>
      <text:p text:style-name="P55"><text:s text:c="4"/>/*****************************************************************************</text:p>
      <text:p text:style-name="P55"><text:s text:c="5"/>* *********** <text:s text:c="2"/>Mise en mémoire dans data <text:s/>**********</text:p>
      <text:p text:style-name="P55"><text:s text:c="5"/>*****************************************************************************/</text:p>
      <text:p text:style-name="P55"><text:s text:c="4"/></text:p>
      <text:p text:style-name="P55"><text:s text:c="4"/>/*</text:p>
      <text:p text:style-name="P55"><text:s text:c="5"/>* for (int i2=0 ; i2&lt;s.size() ; i2+=2){</text:p>
      <text:p text:style-name="P55"><text:s text:c="5"/>* <text:s text:c="3"/>int x1 = CHAINE[i2];</text:p>
      <text:p text:style-name="P55"><text:s text:c="5"/>* <text:s text:c="3"/>int x2 = CHAINE[i2+1];</text:p>
      <text:p text:style-name="P55"><text:s text:c="5"/>* <text:s text:c="3"/></text:p>
      <text:p text:style-name="P55"><text:s text:c="5"/>* <text:s text:c="3"/>ostringstream os2;</text:p>
      <text:p text:style-name="P55"><text:s text:c="5"/>* <text:s text:c="3"/>os2 &lt;&lt; std::hex &lt;&lt; x1 &lt;&lt; std::hex &lt;&lt; x2;</text:p>
      <text:p text:style-name="P55"><text:s text:c="5"/>* <text:s text:c="3"/>string caracteres_s = os2.str();</text:p>
      <text:p text:style-name="P55"><text:s text:c="5"/>* <text:s text:c="3"/>char const *caracteres_c=caracteres_s.c_str();</text:p>
      <text:p text:style-name="P55"><text:s text:c="5"/>* <text:s text:c="3"/>cout &lt;&lt; "caracteres_c = " &lt;&lt; caracteres_c &lt;&lt; endl;</text:p>
      <text:p text:style-name="P55"><text:s text:c="5"/>* <text:s text:c="3"/>frame.data[dlc] = strtoul(caracteres_c, NULL, 0);</text:p>
      <text:p text:style-name="P55"><text:s text:c="5"/>* <text:s text:c="3"/>cout &lt;&lt; "frame.data[dlc] = " &lt;&lt; frame.data[dlc] &lt;&lt; endl;</text:p>
      <text:p text:style-name="P55"><text:s text:c="5"/>* <text:s text:c="3"/>dlc++;</text:p>
      <text:p text:style-name="P55"><text:s text:c="5"/>* <text:s text:c="3"/>if (dlc == 8)</text:p>
      <text:p text:style-name="P55"><text:s text:c="5"/>* <text:s text:c="7"/>break;</text:p>
      <text:p text:style-name="P55"><text:s text:c="5"/>* <text:s text:c="3"/></text:p>
      <text:p text:style-name="P55">}</text:p>
      <text:p text:style-name="P55">*/</text:p>
      <text:p text:style-name="P55"><text:s text:c="4"/></text:p>
      <text:p text:style-name="P55"><text:s text:c="4"/>for (int i2=0 ; i2&lt;st.size() ; i2++){</text:p>
      <text:p text:style-name="P55"><text:s text:c="8"/>int x1 = CHAINE[i2];</text:p>
      <text:p text:style-name="P55"><text:s text:c="8"/>//int x2 =CHAINE[i2+1];</text:p>
      <text:p text:style-name="P55"><text:s text:c="8"/></text:p>
      <text:p text:style-name="P55"><text:s text:c="8"/>ostringstream os2;</text:p>
      <text:p text:style-name="P55"><text:s text:c="8"/>os2 &lt;&lt; x1;</text:p>
      <text:p text:style-name="P55"><text:s text:c="8"/>//os2 &lt;&lt; std::hex &lt;&lt; CHAINE[i2] &lt;&lt; CHAINE[i2+1];</text:p>
      <text:p text:style-name="P55"><text:s text:c="8"/>string caracteres_s = os2.str();</text:p>
      <text:p text:style-name="P55"><text:s text:c="8"/>char const *caracteres_c=caracteres_s.c_str();</text:p>
      <text:p text:style-name="P55"><text:s text:c="8"/>//cout &lt;&lt; "caracteres_c = " &lt;&lt; caracteres_c &lt;&lt; endl;</text:p>
      <text:p text:style-name="P55"><text:s text:c="8"/>frame.data[dlc] = strtoul(caracteres_c, NULL, 0);</text:p>
      <text:p text:style-name="P55"><text:s text:c="8"/>//cout &lt;&lt; "frame.data[dlc] = " &lt;&lt; frame.data[dlc] &lt;&lt; endl;</text:p>
      <text:p text:style-name="P55"><text:s text:c="8"/>dlc++;</text:p>
      <text:p text:style-name="P55"><text:s text:c="8"/>//cout &lt;&lt; "dlc = " &lt;&lt; dlc &lt;&lt; endl;</text:p>
      <text:p text:style-name="P55"><text:soft-page-break/><text:s text:c="8"/>if (dlc == 8) break;</text:p>
      <text:p text:style-name="P55"><text:s text:c="4"/>}</text:p>
      <text:p text:style-name="P55"><text:s text:c="4"/>frame.can_dlc = dlc;</text:p>
      <text:p text:style-name="P55"><text:s text:c="4"/>frame.can_id=identificateur;</text:p>
      <text:p text:style-name="P55"><text:s text:c="4"/></text:p>
      <text:p text:style-name="P55"><text:s text:c="4"/>/***************************************************</text:p>
      <text:p text:style-name="P55"><text:s text:c="5"/>* *********** <text:s text:c="2"/>Ouverture du port can <text:s text:c="5"/>**********</text:p>
      <text:p text:style-name="P55"><text:s text:c="5"/>****************************************************/</text:p>
      <text:p text:style-name="P55"><text:s text:c="4"/>appDevHandle = open(appDeviceName , O_RDWR);</text:p>
      <text:p text:style-name="P55"><text:s text:c="4"/>if(appDevHandle &lt; 0) {</text:p>
      <text:p text:style-name="P55"><text:s text:c="8"/>printf("Device Open Error (%s)\n", appDeviceName, appDevHandle);</text:p>
      <text:p text:style-name="P55"><text:s text:c="8"/>exit(0);</text:p>
      <text:p text:style-name="P55"><text:s text:c="4"/>} else {</text:p>
      <text:p text:style-name="P55"><text:s text:c="8"/><text:span text:style-name="T80">//printf("Device Opened par sendFloat (%s)\n", appDeviceName, appDevHandle);</text:span></text:p>
      <text:p text:style-name="P55"><text:s text:c="8"/></text:p>
      <text:p text:style-name="P55"><text:s text:c="8"/>/***************************************************</text:p>
      <text:p text:style-name="P55"><text:s text:c="9"/>* *********** <text:s text:c="2"/>Envoie direct des données <text:s/>**********</text:p>
      <text:p text:style-name="P55"><text:s text:c="9"/>****************************************************/</text:p>
      <text:p text:style-name="P55"><text:s text:c="8"/></text:p>
      <text:p text:style-name="P55"><text:s text:c="8"/>while (infinite || loopcount--) {</text:p>
      <text:p text:style-name="P55"><text:s text:c="12"/>if(pattern) {</text:p>
      <text:p text:style-name="P55"><text:s text:c="16"/>for (i = 0; i &lt; frame.can_dlc; i++)</text:p>
      <text:p text:style-name="P55"><text:s text:c="20"/>frame.data[i] = frame.data[i] + 1;</text:p>
      <text:p text:style-name="P55"><text:s text:c="16"/>appWRetVal = ioctl(appDevHandle, SJA1000_IOCTRANS, (unsigned long)&amp;frame);</text:p>
      <text:p text:style-name="P55"><text:s text:c="12"/>} else {</text:p>
      <text:p text:style-name="P55"><text:s text:c="16"/></text:p>
      <text:p text:style-name="P55"><text:s text:c="16"/>appWRetVal = ioctl(appDevHandle, SJA1000_IOCTRANS, (unsigned long)&amp;frame);</text:p>
      <text:p text:style-name="P55"><text:s text:c="12"/>}</text:p>
      <text:p text:style-name="P55"><text:s text:c="12"/>if (frame.can_id &amp; CAN_EFF_FLAG) {</text:p>
      <text:p text:style-name="P55"><text:s text:c="16"/>printf("&lt;0x%08x&gt; ", frame.can_id &amp; CAN_EFF_MASK);</text:p>
      <text:p text:style-name="P55"><text:s text:c="16"/></text:p>
      <text:p text:style-name="P55"><text:s text:c="12"/>}</text:p>
      <text:p text:style-name="P55"><text:s text:c="12"/>else</text:p>
      <text:p text:style-name="P55"><text:s text:c="16"/>printf("&lt;0x%03x&gt; ", frame.can_id &amp; CAN_SFF_MASK);</text:p>
      <text:p text:style-name="P55"><text:s text:c="12"/>dlc = frame.can_dlc;</text:p>
      <text:p text:style-name="P55"><text:s text:c="12"/>printf("[%d] ", dlc);</text:p>
      <text:p text:style-name="P55"><text:s text:c="12"/></text:p>
      <text:p text:style-name="P55"><text:s text:c="12"/>for (i = 0; i &lt; frame.can_dlc; i++) {</text:p>
      <text:p text:style-name="P55"><text:s text:c="16"/>printf("%02x ", frame.data[i]);</text:p>
      <text:p text:style-name="P55"><text:s text:c="12"/>}</text:p>
      <text:p text:style-name="P55"><text:s text:c="12"/>if (frame.can_id &amp; CAN_RTR_FLAG)</text:p>
      <text:p text:style-name="P55"><text:s text:c="16"/>printf("remote request");</text:p>
      <text:p text:style-name="P55"><text:s text:c="12"/>printf("\n");</text:p>
      <text:p text:style-name="P55"><text:s text:c="12"/>usleep(2000);</text:p>
      <text:p text:style-name="P55"><text:s text:c="8"/>}</text:p>
      <text:p text:style-name="P55"><text:s text:c="4"/>}</text:p>
      <text:p text:style-name="P55"><text:s text:c="4"/>appRetVal = close(appDevHandle);</text:p>
      <text:p text:style-name="P55"><text:s text:c="4"/>if(appRetVal == 0) {</text:p>
      <text:p text:style-name="P55"><text:s text:c="8"/><text:span text:style-name="T80">//printf("Device Closed par sendFloat \n", appRetVal);</text:span></text:p>
      <text:p text:style-name="P55"><text:s text:c="4"/>} else {</text:p>
      <text:p text:style-name="P55"><text:s text:c="8"/>printf("Device Close Error\n", appRetVal);</text:p>
      <text:p text:style-name="P55"><text:s text:c="4"/>}</text:p>
      <text:p text:style-name="P55"><text:soft-page-break/><text:s text:c="4"/></text:p>
      <text:p text:style-name="P55"><text:s text:c="4"/>return 0;</text:p>
      <text:p text:style-name="P55">}</text:p>
      <text:p text:style-name="P74"><text:span text:style-name="T14">sendInt16.h </text:span><text:span text:style-name="T25">(instead of sendFloat.h)</text:span></text:p>
      <text:p text:style-name="P63"/>
      <text:p text:style-name="P91">#ifndef SENDINT16_H</text:p>
      <text:p text:style-name="P87">#define SENDINT16_H</text:p>
      <text:p text:style-name="P61"/>
      <text:p text:style-name="P61">#include &lt;string&gt;</text:p>
      <text:p text:style-name="P61">#include &lt;iostream&gt;<text:tab/>//Pour afficher les messages (cout)</text:p>
      <text:p text:style-name="P61">#include &lt;fstream&gt;<text:tab/><text:tab/>//Pour la lecture des fichier en C++</text:p>
      <text:p text:style-name="P61">#include &lt;getopt.h&gt;</text:p>
      <text:p text:style-name="P61">#include &lt;libgen.h&gt;</text:p>
      <text:p text:style-name="P61">#include &lt;signal.h&gt;</text:p>
      <text:p text:style-name="P61">#include &lt;stdio.h&gt;</text:p>
      <text:p text:style-name="P61">#include &lt;stdlib.h&gt;</text:p>
      <text:p text:style-name="P61">#include &lt;unistd.h&gt;</text:p>
      <text:p text:style-name="P61">#include &lt;limits.h&gt;</text:p>
      <text:p text:style-name="P61">#include &lt;stdint.h&gt;</text:p>
      <text:p text:style-name="P61">#include &lt;sys/uio.h&gt;</text:p>
      <text:p text:style-name="P61">#include &lt;sys/ioctl.h&gt;</text:p>
      <text:p text:style-name="P61">#include &lt;fcntl.h&gt;</text:p>
      <text:p text:style-name="P61">#include &lt;sstream&gt;<text:tab/><text:tab/>//Pour la conversion float <text:s/>Ascii</text:p>
      <text:p text:style-name="P61"/>
      <text:p text:style-name="P61">#include "can.h"</text:p>
      <text:p text:style-name="P61">#include "sja1000_ioctl.h"</text:p>
      <text:p text:style-name="P61"/>
      <text:p text:style-name="P61">using namespace std;</text:p>
      <text:p text:style-name="P61"/>
      <text:p text:style-name="P87">float *sendInt16(int identificateur,uint16_t nombre, char *port);</text:p>
      <text:p text:style-name="P61"/>
      <text:p text:style-name="P61">#endif</text:p>
      <text:p text:style-name="P103"><text:span text:style-name="T14">recvInt16.cpp </text:span><text:span text:style-name="T25">(instead of recvFloat.cpp)</text:span></text:p>
      <text:p text:style-name="P63"/>
      <text:p text:style-name="P63">/*************************************************</text:p>
      <text:p text:style-name="P61"><text:s/>* ****************** <text:s text:c="2"/>recvInt16 <text:s text:c="2"/>****************</text:p>
      <text:p text:style-name="P61"><text:s/>*************************************************/</text:p>
      <text:p text:style-name="P61"/>
      <text:p text:style-name="P61">/*/</text:p>
      <text:p text:style-name="P61">Fonctionnement de recvInt16 :</text:p>
      <text:p text:style-name="P61"/>
      <text:p text:style-name="P61">Ouvre le port canA ou canB (argument en entrée de la fonction)</text:p>
      <text:p text:style-name="P61">Rentre dans la boucle while(running)</text:p>
      <text:p text:style-name="P61">Attend que quelqu'un parle sur le bus can</text:p>
      <text:p text:style-name="P61">Dès qu'une trame est reçue, sauvegarde la trame dans data avec ioctl</text:p>
      <text:p text:style-name="P61">Converti la trame en uint16_t</text:p>
      <text:p text:style-name="P61">Renvoie le uint16_t</text:p>
      <text:p text:style-name="P61">/*/</text:p>
      <text:p text:style-name="P61"/>
      <text:p text:style-name="P61">#include "recvInt16.h"</text:p>
      <text:p text:style-name="P61"/>
      <text:p text:style-name="P61">#define BUF_SIZ (255)</text:p>
      <text:p text:style-name="P61"/>
      <text:p text:style-name="P61">extern int optind, opterr, optopt;</text:p>
      <text:p text:style-name="P61"/>
      <text:p text:style-name="P61">static int<text:tab/>s = -1;</text:p>
      <text:p text:style-name="P61">static int<text:tab/>running = 1;</text:p>
      <text:p text:style-name="P61"/>
      <text:p text:style-name="P61">static void sigterm(int signo) {</text:p>
      <text:p text:style-name="P61"><text:s text:c="4"/>running = 0;</text:p>
      <text:p text:style-name="P61">}</text:p>
      <text:p text:style-name="P61"/>
      <text:p text:style-name="P87">uint16_t recvInt16(int identificateur,char *port){</text:p>
      <text:p text:style-name="P61"><text:s text:c="4"/></text:p>
      <text:p text:style-name="P61"><text:s text:c="4"/>FILE *out = stdout;</text:p>
      <text:p text:style-name="P61"><text:s text:c="4"/>char *optout_recv = NULL;</text:p>
      <text:p text:style-name="P61"><text:s text:c="4"/>char *ptr;</text:p>
      <text:p text:style-name="P61"><text:s text:c="4"/>char buf[BUF_SIZ];</text:p>
      <text:p text:style-name="P61"><text:s text:c="4"/>int n = 0, err;</text:p>
      <text:p text:style-name="P61"><text:s text:c="4"/>int nbytes, i_recv, dlc_recv;</text:p>
      <text:p text:style-name="P61"><text:s text:c="4"/>int opt_recv, optdaemon = 0;</text:p>
      <text:p text:style-name="P61"><text:s text:c="4"/>uint32_t id_recv, mask;</text:p>
      <text:p text:style-name="P61"><text:s text:c="4"/></text:p>
      <text:p text:style-name="P61"><text:s text:c="4"/>short appRetVal_recv;</text:p>
      <text:p text:style-name="P61"><text:s text:c="4"/>int appWRetVal_recv;</text:p>
      <text:p text:style-name="P61"><text:s text:c="4"/>char appDeviceName_recv[5]; <text:s text:c="4"/></text:p>
      <text:p text:style-name="P61"><text:s text:c="4"/>int appDevHandle_recv;</text:p>
      <text:p text:style-name="P61"><text:s text:c="4"/>unsigned long data[10];</text:p>
      <text:p text:style-name="P61"><text:s text:c="4"/>int fileflag = 0;</text:p>
      <text:p text:style-name="P61"><text:s text:c="4"/>FILE *RX;</text:p>
      <text:p text:style-name="P61"><text:s text:c="4"/></text:p>
      <text:p text:style-name="P61"><text:s text:c="4"/>unsigned long fcount_recv = 1;</text:p>
      <text:p text:style-name="P61"><text:s text:c="4"/></text:p>
      <text:p text:style-name="P61"><text:s text:c="4"/>struct can_frame *frame_recv;</text:p>
      <text:p text:style-name="P61"><text:soft-page-break/><text:s text:c="4"/></text:p>
      <text:p text:style-name="P61"><text:s text:c="4"/>sprintf(appDeviceName_recv,"/dev/%s",port);</text:p>
      <text:p text:style-name="P61"><text:s text:c="4"/>//printf("appDeviceName_recv : %s\n",appDeviceName_recv);</text:p>
      <text:p text:style-name="P61"><text:s text:c="4"/></text:p>
      <text:p text:style-name="P61"><text:s text:c="4"/>signal(SIGPIPE, SIG_IGN);</text:p>
      <text:p text:style-name="P61"><text:s text:c="4"/></text:p>
      <text:p text:style-name="P61"><text:s text:c="4"/>struct option <text:s text:c="6"/>long_options[] = {</text:p>
      <text:p text:style-name="P61"><text:s text:c="8"/>{ "help", no_argument, 0, 'h' },</text:p>
      <text:p text:style-name="P61"><text:s text:c="8"/>{ 0, 0, 0, 0},</text:p>
      <text:p text:style-name="P61"><text:s text:c="4"/>};</text:p>
      <text:p text:style-name="P61"><text:s text:c="4"/></text:p>
      <text:p text:style-name="P61"><text:s text:c="4"/>if (optdaemon)</text:p>
      <text:p text:style-name="P61"><text:s text:c="8"/>daemon(1, 0);</text:p>
      <text:p text:style-name="P61"><text:s text:c="4"/>else {</text:p>
      <text:p text:style-name="P61"><text:s text:c="8"/>signal(SIGTERM, sigterm);</text:p>
      <text:p text:style-name="P61"><text:s text:c="8"/>signal(SIGHUP, sigterm);</text:p>
      <text:p text:style-name="P61"><text:s text:c="4"/>}</text:p>
      <text:p text:style-name="P61"><text:s text:c="4"/></text:p>
      <text:p text:style-name="P61"><text:s text:c="4"/>appDevHandle_recv = open(appDeviceName_recv , O_RDWR);</text:p>
      <text:p text:style-name="P61"><text:s text:c="4"/>if(appDevHandle_recv &lt; 0) {</text:p>
      <text:p text:style-name="P61"><text:s text:c="8"/>printf("Device Open Error (%s)\n", appDeviceName_recv, appDevHandle_recv);</text:p>
      <text:p text:style-name="P61"><text:s text:c="8"/>exit (0);</text:p>
      <text:p text:style-name="P61"><text:s text:c="4"/>} else {</text:p>
      <text:p text:style-name="P61"><text:s text:c="8"/><text:span text:style-name="T80">//printf("Device Opened (%s) par recvInt16\n", appDeviceName_recv, appDevHandle_recv);</text:span></text:p>
      <text:p text:style-name="P61"><text:s text:c="8"/></text:p>
      <text:p text:style-name="P61"><text:s text:c="8"/>/*************************************************</text:p>
      <text:p text:style-name="P61"><text:s text:c="9"/>* ********* <text:s/>Récupération des données <text:s text:c="2"/>**********</text:p>
      <text:p text:style-name="P61"><text:s text:c="9"/>*************************************************/</text:p>
      <text:p text:style-name="P61"><text:s text:c="8"/>running = 1;</text:p>
      <text:p text:style-name="P61"><text:s text:c="8"/>while (running) {</text:p>
      <text:p text:style-name="P61"><text:s text:c="12"/>appWRetVal_recv = ioctl(appDevHandle_recv, SJA1000_IOCRECV, (unsigned long) data);</text:p>
      <text:p text:style-name="P61"><text:s text:c="12"/>if(appWRetVal_recv != 0)</text:p>
      <text:p text:style-name="P61"><text:s text:c="12"/>{</text:p>
      <text:p text:style-name="P61"><text:s text:c="16"/>if(data[0] == identificateur)</text:p>
      <text:p text:style-name="P61"><text:s text:c="16"/>{</text:p>
      <text:p text:style-name="P61"><text:s text:c="20"/>//Permet d'écrire dans la console ce qui est dans la trame reçue</text:p>
      <text:p text:style-name="P61"><text:s text:c="20"/>i_recv=0;</text:p>
      <text:p text:style-name="P61"><text:s text:c="20"/>if (data[i_recv] &amp; CAN_EFF_FLAG){</text:p>
      <text:p text:style-name="P61"><text:s text:c="24"/>printf("&lt;0x%08x&gt; ", data[i_recv++] &amp; CAN_EFF_MASK);</text:p>
      <text:p text:style-name="P61"><text:s text:c="20"/>}</text:p>
      <text:p text:style-name="P61"><text:s text:c="20"/>else</text:p>
      <text:p text:style-name="P61"><text:s text:c="20"/>{ </text:p>
      <text:p text:style-name="P61"><text:s text:c="24"/>printf("&lt;0x%03x&gt; ", data[i_recv++] &amp; CAN_SFF_MASK);</text:p>
      <text:p text:style-name="P61"><text:s text:c="20"/>}</text:p>
      <text:p text:style-name="P61"><text:s text:c="20"/>//(unsigned long) DATA_RECV = data[i_recv]</text:p>
      <text:p text:style-name="P61"><text:s text:c="20"/>dlc_recv = data[i_recv++];</text:p>
      <text:p text:style-name="P61"><text:s text:c="20"/>printf("[%d] ", dlc_recv);</text:p>
      <text:p text:style-name="P61"><text:s text:c="20"/>running=0;</text:p>
      <text:p text:style-name="P61"><text:s text:c="20"/>while(i_recv &lt;= dlc_recv + 1) {</text:p>
      <text:p text:style-name="P61"><text:s text:c="24"/>printf("%02x ", data[i_recv++]);</text:p>
      <text:p text:style-name="P61"><text:s text:c="20"/>}</text:p>
      <text:p text:style-name="P61"><text:s text:c="20"/>if (data[0] &amp; CAN_RTR_FLAG)</text:p>
      <text:p text:style-name="P61"><text:soft-page-break/><text:s text:c="24"/>printf("remote request");</text:p>
      <text:p text:style-name="P61"><text:s text:c="20"/>printf("\n");</text:p>
      <text:p text:style-name="P61"><text:s text:c="20"/></text:p>
      <text:p text:style-name="P61"><text:s text:c="20"/>running=0;</text:p>
      <text:p text:style-name="P61"><text:s text:c="16"/>}</text:p>
      <text:p text:style-name="P61"><text:s text:c="16"/>else{printf("L'identificateur ne correspond pas à la trame reçue\n");</text:p>
      <text:p text:style-name="P61"><text:s text:c="20"/>//while(1){}</text:p>
      <text:p text:style-name="P61"><text:s text:c="16"/>}</text:p>
      <text:p text:style-name="P61"><text:s text:c="12"/>}</text:p>
      <text:p text:style-name="P61"><text:s text:c="8"/>}</text:p>
      <text:p text:style-name="P61"><text:s text:c="4"/>}</text:p>
      <text:p text:style-name="P61"><text:s text:c="4"/></text:p>
      <text:p text:style-name="P61"><text:s text:c="4"/>/*</text:p>
      <text:p text:style-name="P61"><text:s text:c="4"/>for (int indice = 0 ; indice&lt;10 ; indice++){</text:p>
      <text:p text:style-name="P61"><text:s text:c="8"/>// printf("&lt;0x%03x&gt; ", data[indice] &amp; CAN_EFF_MASK);</text:p>
      <text:p text:style-name="P61"><text:s text:c="8"/>cout &lt;&lt; "data[indice] = " &lt;&lt; data[indice] &lt;&lt; endl ;</text:p>
      <text:p text:style-name="P61"><text:s text:c="4"/>}</text:p>
      <text:p text:style-name="P61"><text:s text:c="4"/>*/</text:p>
      <text:p text:style-name="P61"><text:s text:c="4"/></text:p>
      <text:p text:style-name="P61"><text:s text:c="4"/>appRetVal_recv = close(appDevHandle_recv);</text:p>
      <text:p text:style-name="P61"><text:s text:c="4"/>if(appRetVal_recv == 0) {</text:p>
      <text:p text:style-name="P61"><text:s text:c="8"/><text:span text:style-name="T80">//printf("Device Closed par recvFloat\n", appRetVal_recv);</text:span></text:p>
      <text:p text:style-name="P61"><text:s text:c="4"/>} else {</text:p>
      <text:p text:style-name="P61"><text:s text:c="8"/>printf("Device Close Error - %d\n", appRetVal_recv);</text:p>
      <text:p text:style-name="P61"><text:s text:c="4"/>}</text:p>
      <text:p text:style-name="P61"><text:s text:c="4"/></text:p>
      <text:p text:style-name="P61"><text:s text:c="4"/>/*************************************************</text:p>
      <text:p text:style-name="P61"><text:s text:c="5"/>********** <text:s/>Conversion ASCII int16_t <text:s text:c="2"/>**********</text:p>
      <text:p text:style-name="P61"><text:s text:c="5"/>*************************************************/</text:p>
      <text:p text:style-name="P61"><text:s text:c="4"/></text:p>
      <text:p text:style-name="P61"><text:s text:c="4"/>int taille=dlc_recv;</text:p>
      <text:p text:style-name="P61"><text:s text:c="4"/>int i[taille-1];</text:p>
      <text:p text:style-name="P61"><text:s text:c="4"/></text:p>
      <text:p text:style-name="P61"><text:s text:c="4"/>char b[taille];</text:p>
      <text:p text:style-name="P61"><text:s text:c="4"/></text:p>
      <text:p text:style-name="P61"><text:s text:c="4"/>for (int ind=0 ; ind&lt;taille ; ind++)</text:p>
      <text:p text:style-name="P61"><text:s text:c="4"/>{</text:p>
      <text:p text:style-name="P61"><text:s text:c="8"/>i[ind]=data[ind+2]; //valeur en ascii</text:p>
      <text:p text:style-name="P61"><text:s text:c="8"/>b[ind]=(char)i[ind];//valeur du caractere</text:p>
      <text:p text:style-name="P61"><text:s text:c="4"/>}</text:p>
      <text:p text:style-name="P61"><text:s text:c="4"/>b[taille]='\0'; //caractère qui indique la fin de la chaine</text:p>
      <text:p text:style-name="P61"><text:s text:c="4"/>char chaine[taille];</text:p>
      <text:p text:style-name="P61"><text:s text:c="4"/></text:p>
      <text:p text:style-name="P61"><text:s text:c="4"/>sprintf(chaine,"%s",b);</text:p>
      <text:p text:style-name="P61"><text:s text:c="4"/>cout &lt;&lt; "l'identificateur est : " &lt;&lt; data[0] &lt;&lt; endl;</text:p>
      <text:p text:style-name="P61"><text:s text:c="4"/>cout &lt;&lt; "la chaine vaut : " &lt;&lt; chaine &lt;&lt; endl;</text:p>
      <text:p text:style-name="P61"><text:s text:c="4"/></text:p>
      <text:p text:style-name="P61"><text:s text:c="4"/><text:span text:style-name="T80">uint16_t nombre = (uint16_t) atoi(chaine);</text:span></text:p>
      <text:p text:style-name="P61"><text:s text:c="4"/></text:p>
      <text:p text:style-name="P61"><text:s text:c="4"/>// <text:s text:c="4"/>cout &lt;&lt; "le float vaut avec cout : " &lt;&lt; nombre &lt;&lt; endl;</text:p>
      <text:p text:style-name="P61"><text:s text:c="4"/>// <text:s text:c="3"/>printf("Le float vaut avec printf : %f\n",nombre);</text:p>
      <text:p text:style-name="P61"><text:s text:c="4"/></text:p>
      <text:p text:style-name="P61"><text:soft-page-break/><text:s text:c="4"/>return nombre;</text:p>
      <text:p text:style-name="P61">}</text:p>
      <text:p text:style-name="P74"><text:span text:style-name="T14">recvInt16.h </text:span><text:span text:style-name="T25">(instead of recvFloat.h)</text:span></text:p>
      <text:p text:style-name="P70"/>
      <text:p text:style-name="P95">#ifndef RECVINT16_H</text:p>
      <text:p text:style-name="P81">#define RECVINT16_H</text:p>
      <text:p text:style-name="P55"/>
      <text:p text:style-name="P55">#include &lt;string&gt;</text:p>
      <text:p text:style-name="P55">#include &lt;errno.h&gt;</text:p>
      <text:p text:style-name="P55">#include &lt;iostream&gt;<text:tab/>//Pour afficher les messages (cout)</text:p>
      <text:p text:style-name="P55">#include &lt;fstream&gt;<text:tab/><text:tab/>//Pour la lecture des fichier en C++</text:p>
      <text:p text:style-name="P55">#include &lt;getopt.h&gt;</text:p>
      <text:p text:style-name="P55">#include &lt;libgen.h&gt;</text:p>
      <text:p text:style-name="P55">#include &lt;signal.h&gt;</text:p>
      <text:p text:style-name="P55">#include &lt;stdio.h&gt;</text:p>
      <text:p text:style-name="P55">#include &lt;stdlib.h&gt;</text:p>
      <text:p text:style-name="P55">#include &lt;unistd.h&gt;</text:p>
      <text:p text:style-name="P55">#include &lt;limits.h&gt;</text:p>
      <text:p text:style-name="P55">#include &lt;stdint.h&gt;</text:p>
      <text:p text:style-name="P55">#include &lt;sys/uio.h&gt;</text:p>
      <text:p text:style-name="P55">#include &lt;sys/ioctl.h&gt;</text:p>
      <text:p text:style-name="P55">#include &lt;fcntl.h&gt;</text:p>
      <text:p text:style-name="P55"/>
      <text:p text:style-name="P55">#include "can.h"</text:p>
      <text:p text:style-name="P55">#include "sja1000_ioctl.h"</text:p>
      <text:p text:style-name="P55"/>
      <text:p text:style-name="P55">using namespace std;</text:p>
      <text:p text:style-name="P55"/>
      <text:p text:style-name="P55">static void sigterm(int signo);</text:p>
      <text:p text:style-name="P81">uint16_t recvInt16(int identificateur,char *port);</text:p>
      <text:p text:style-name="P55"/>
      <text:p text:style-name="P55">#endif</text:p>
      <text:p text:style-name="P102"><text:span text:style-name="T23">fixedPoint</text:span><text:span text:style-name="T14">.</text:span><text:span text:style-name="T23">cpp </text:span><text:span text:style-name="T24">(new file)</text:span></text:p>
      <text:p text:style-name="P55"/>
      <text:p text:style-name="P55">/* Source code to ensure the traffic on CAN bus is with 16 bits type.</text:p>
      <text:p text:style-name="P55"><text:s/>* Designed by Nicolas Berling</text:p>
      <text:p text:style-name="P55"><text:s/>* January 2018</text:p>
      <text:p text:style-name="P55">*/</text:p>
      <text:p text:style-name="P55"/>
      <text:p text:style-name="P55">#include "fixedPoint.hpp"</text:p>
      <text:p text:style-name="P55"/>
      <text:p text:style-name="P55">#define NB_BITS 16</text:p>
      <text:p text:style-name="P55"/>
      <text:p text:style-name="P55">FixedPoint::FixedPoint() {</text:p>
      <text:p text:style-name="P55">}</text:p>
      <text:p text:style-name="P55"/>
      <text:p text:style-name="P55">FixedPoint::~FixedPoint() {</text:p>
      <text:p text:style-name="P55">}</text:p>
      <text:p text:style-name="P55"/>
      <text:p text:style-name="P55">uint16_t FixedPoint::to_can_u16(float val, float max, float min) {</text:p>
      <text:p text:style-name="P55"><text:s text:c="4"/>uint32_t n;</text:p>
      <text:p text:style-name="P55"><text:s text:c="4"/></text:p>
      <text:p text:style-name="P55"><text:s text:c="4"/>q = max/(pow(2, NB_BITS) - 1);</text:p>
      <text:p text:style-name="P55"><text:s text:c="4"/>//printf("q = %f\n", q);</text:p>
      <text:p text:style-name="P55"><text:s text:c="4"/>n = (uint32_t) floor(val/q);</text:p>
      <text:p text:style-name="P55"><text:s text:c="4"/>//printf("n = %" PRIu32 "\n", n);</text:p>
      <text:p text:style-name="P55"><text:s text:c="4"/></text:p>
      <text:p text:style-name="P55"><text:s text:c="4"/>if (n &gt; pow(2, NB_BITS)) {</text:p>
      <text:p text:style-name="P55"><text:s text:c="8"/>n = (uint16_t) pow(2, NB_BITS);</text:p>
      <text:p text:style-name="P55"><text:s text:c="4"/>}</text:p>
      <text:p text:style-name="P55"><text:s text:c="4"/>else if (n &lt; 0) {</text:p>
      <text:p text:style-name="P55"><text:s text:c="8"/>n = (uint16_t) 0;</text:p>
      <text:p text:style-name="P55"><text:s text:c="4"/>}</text:p>
      <text:p text:style-name="P55"><text:s text:c="4"/>else {</text:p>
      <text:p text:style-name="P55"><text:s text:c="8"/>n = (uint16_t) n;</text:p>
      <text:p text:style-name="P55"><text:s text:c="4"/>}</text:p>
      <text:p text:style-name="P55"><text:s text:c="4"/></text:p>
      <text:p text:style-name="P55"><text:s text:c="4"/>return n;</text:p>
      <text:p text:style-name="P55">}</text:p>
      <text:p text:style-name="P55"/>
      <text:p text:style-name="P55">int16_t FixedPoint::to_can_s16(float val, float max, float min) {</text:p>
      <text:p text:style-name="P55"><text:s text:c="4"/>float max_abs;</text:p>
      <text:p text:style-name="P55"><text:s text:c="4"/>int32_t n;</text:p>
      <text:p text:style-name="P55"><text:s text:c="4"/></text:p>
      <text:p text:style-name="P55"><text:s text:c="4"/>max_abs = abs(max);</text:p>
      <text:p text:style-name="P55"><text:s text:c="4"/>if (abs(min) &gt; max_abs) {</text:p>
      <text:p text:style-name="P55"><text:s text:c="8"/>max_abs = abs(min);</text:p>
      <text:p text:style-name="P55"><text:s text:c="4"/>}</text:p>
      <text:p text:style-name="P55"><text:s text:c="4"/></text:p>
      <text:p text:style-name="P55"><text:s text:c="4"/>q = max_abs/(pow(2, NB_BITS-1) - 1);</text:p>
      <text:p text:style-name="P55"><text:s text:c="4"/>//printf("q = %f\n", q);</text:p>
      <text:p text:style-name="P55"><text:s text:c="4"/>n = (int32_t) floor(val/q);</text:p>
      <text:p text:style-name="P55"><text:s text:c="4"/>//printf("n = %" PRId32 "\n", n);</text:p>
      <text:p text:style-name="P55"><text:s text:c="4"/></text:p>
      <text:p text:style-name="P55"><text:soft-page-break/><text:s text:c="4"/>if (n &gt; pow(2, NB_BITS - 1) - 1) {</text:p>
      <text:p text:style-name="P55"><text:s text:c="8"/>n = (int16_t) pow(2, NB_BITS - 1) - 1;</text:p>
      <text:p text:style-name="P55"><text:s text:c="4"/>}</text:p>
      <text:p text:style-name="P55"><text:s text:c="4"/>else if (n &lt; -pow(2, NB_BITS - 1)) {</text:p>
      <text:p text:style-name="P55"><text:s text:c="8"/>n = (int16_t) -pow(2, NB_BITS - 1);</text:p>
      <text:p text:style-name="P55"><text:s text:c="4"/>}</text:p>
      <text:p text:style-name="P55"><text:s text:c="4"/>else {</text:p>
      <text:p text:style-name="P55"><text:s text:c="8"/>n = (int16_t) n;</text:p>
      <text:p text:style-name="P55"><text:s text:c="4"/>}</text:p>
      <text:p text:style-name="P55"><text:s text:c="4"/></text:p>
      <text:p text:style-name="P55"><text:s text:c="4"/>return n;</text:p>
      <text:p text:style-name="P55">}</text:p>
      <text:p text:style-name="P55"/>
      <text:p text:style-name="P55">float FixedPoint::from_can_u16(uint16_t n, float max, float min) {</text:p>
      <text:p text:style-name="P55"><text:s text:c="4"/>float val;</text:p>
      <text:p text:style-name="P55"><text:s text:c="4"/></text:p>
      <text:p text:style-name="P55"><text:s text:c="4"/>q = max/(pow(2, NB_BITS) - 1);</text:p>
      <text:p text:style-name="P55"><text:s text:c="4"/>//printf("q = %f\n", q);</text:p>
      <text:p text:style-name="P55"><text:s text:c="4"/>val = (float) n*q;</text:p>
      <text:p text:style-name="P55"><text:s text:c="4"/></text:p>
      <text:p text:style-name="P55"><text:s text:c="4"/>return val;</text:p>
      <text:p text:style-name="P55">}</text:p>
      <text:p text:style-name="P55"/>
      <text:p text:style-name="P55">float FixedPoint::from_can_s16(int16_t n, float max, float min) {</text:p>
      <text:p text:style-name="P55"><text:s text:c="4"/>float max_abs;</text:p>
      <text:p text:style-name="P55"><text:s text:c="4"/>float val;</text:p>
      <text:p text:style-name="P55"><text:s text:c="4"/></text:p>
      <text:p text:style-name="P55"><text:s text:c="4"/>max_abs = abs(max);</text:p>
      <text:p text:style-name="P55"><text:s text:c="4"/>if (abs(min) &gt; max_abs) {</text:p>
      <text:p text:style-name="P55"><text:s text:c="8"/>max_abs = abs(min);</text:p>
      <text:p text:style-name="P55"><text:s text:c="4"/>}</text:p>
      <text:p text:style-name="P55"><text:s text:c="4"/></text:p>
      <text:p text:style-name="P55"><text:s text:c="4"/>q = max_abs/(pow(2, NB_BITS-1) - 1);</text:p>
      <text:p text:style-name="P55"><text:s text:c="4"/>//printf("q = %f\n", q);</text:p>
      <text:p text:style-name="P55"><text:s text:c="4"/>val = (float) n*q;</text:p>
      <text:p text:style-name="P55"><text:s text:c="4"/></text:p>
      <text:p text:style-name="P55"><text:s text:c="4"/>return val;</text:p>
      <text:p text:style-name="P55">}</text:p>
      <text:p text:style-name="P73"><text:span text:style-name="T23">fixedPoint</text:span><text:span text:style-name="T14">.</text:span><text:span text:style-name="T23">hpp </text:span><text:span text:style-name="T24">(new file)</text:span></text:p>
      <text:p text:style-name="P62"/>
      <text:p text:style-name="P62">/* Source code to ensure the traffic on CAN bus is with 16 bits type.</text:p>
      <text:p text:style-name="P62"><text:s/>* Designed by Nicolas Berling</text:p>
      <text:p text:style-name="P62"><text:s/>* January 2018</text:p>
      <text:p text:style-name="P62">*/</text:p>
      <text:p text:style-name="P62"/>
      <text:p text:style-name="P62">#ifndef FIXEDPOINT_H</text:p>
      <text:p text:style-name="P62">#define FIXEDPOINT_H</text:p>
      <text:p text:style-name="P62"/>
      <text:p text:style-name="P62">#include &lt;stdio.h&gt;</text:p>
      <text:p text:style-name="P62">#include &lt;stdlib.h&gt;</text:p>
      <text:p text:style-name="P62">#include &lt;inttypes.h&gt;</text:p>
      <text:p text:style-name="P62">#include &lt;math.h&gt;</text:p>
      <text:p text:style-name="P62"><text:soft-page-break/></text:p>
      <text:p text:style-name="P62">class FixedPoint {</text:p>
      <text:p text:style-name="P62">public:</text:p>
      <text:p text:style-name="P62"><text:s text:c="4"/>FixedPoint();</text:p>
      <text:p text:style-name="P62"><text:s text:c="4"/>~FixedPoint();</text:p>
      <text:p text:style-name="P62"><text:s text:c="4"/></text:p>
      <text:p text:style-name="P62"><text:s text:c="4"/>uint16_t to_can_u16(float val, float max, float min);</text:p>
      <text:p text:style-name="P62"><text:s text:c="4"/>int16_t to_can_s16(float val, float max, float min);</text:p>
      <text:p text:style-name="P62"><text:s text:c="4"/>float from_can_u16(uint16_t n, float max, float min);</text:p>
      <text:p text:style-name="P62"><text:s text:c="4"/>float from_can_s16(int16_t n, float max, float min);</text:p>
      <text:p text:style-name="P62"><text:s text:c="4"/></text:p>
      <text:p text:style-name="P62">private:</text:p>
      <text:p text:style-name="P62"><text:s text:c="4"/>float q;</text:p>
      <text:p text:style-name="P62">};</text:p>
      <text:p text:style-name="P62"/>
      <text:p text:style-name="P62">#end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11:55:50.915390772</meta:creation-date>
    <dc:date>2018-01-24T10:07:37.308768420</dc:date>
    <meta:editing-duration>PT6H9M5S</meta:editing-duration>
    <meta:editing-cycles>158</meta:editing-cycles>
    <meta:generator>LibreOffice/5.4.4.2$Linux_X86_64 LibreOffice_project/40$Build-2</meta:generator>
    <meta:document-statistic meta:table-count="0" meta:image-count="0" meta:object-count="0" meta:page-count="31" meta:paragraph-count="980" meta:word-count="4568" meta:character-count="36754" meta:non-whitespace-character-count="28575"/>
  </office:meta>
</office:document-meta>
</file>